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2.372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transparent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default-cell-style-name="ce3"/>
        <table:table-row table:style-name="ro1">
          <table:table-cell table:style-name="ce1" office:value-type="string" calcext:value-type="string">
            <text:p>Surface</text:p>
          </table:table-cell>
          <table:table-cell table:style-name="ce1" office:value-type="string" calcext:value-type="string">
            <text:p>Molecule Group</text:p>
          </table:table-cell>
          <table:table-cell table:style-name="ce1" office:value-type="string" calcext:value-type="string">
            <text:p>Molecule</text:p>
          </table:table-cell>
          <table:table-cell table:style-name="ce1" office:value-type="string" calcext:value-type="string">
            <text:p>Initial Site</text:p>
          </table:table-cell>
          <table:table-cell table:style-name="ce1" office:value-type="string" calcext:value-type="string">
            <text:p>DFT Energy (System)</text:p>
          </table:table-cell>
          <table:table-cell table:style-name="ce1" office:value-type="string" calcext:value-type="string">
            <text:p>DFT Energy (Slab)</text:p>
          </table:table-cell>
          <table:table-cell table:style-name="ce1" office:value-type="string" calcext:value-type="string">
            <text:p>DFT Energy (Gas)</text:p>
          </table:table-cell>
          <table:table-cell table:style-name="ce1" office:value-type="string" calcext:value-type="string">
            <text:p>Adsorption Energy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57413962" calcext:value-type="float">
            <text:p>-92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2]-[.F2]-[.G2]" office:value-type="float" office:value="-0.472933609999959" calcext:value-type="float">
            <text:p>-0.4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57419209" calcext:value-type="float">
            <text:p>-92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3]-[.F3]-[.G3]" office:value-type="float" office:value="-0.472986079999973" calcext:value-type="float">
            <text:p>-0.4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5730376" calcext:value-type="float">
            <text:p>-92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4]-[.F4]-[.G4]" office:value-type="float" office:value="-0.471831589999997" calcext:value-type="float">
            <text:p>-0.4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</text:p>
          </table:table-cell>
          <table:table-cell office:value-type="float" office:value="-923.51208958" calcext:value-type="float">
            <text:p>-923.5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5]-[.F5]-[.G5]" office:value-type="float" office:value="-0.410883569999928" calcext:value-type="float">
            <text:p>-0.4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</text:p>
          </table:table-cell>
          <table:table-cell office:value-type="float" office:value="-923.56303475" calcext:value-type="float">
            <text:p>-923.5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6]-[.F6]-[.G6]" office:value-type="float" office:value="-0.461828740000019" calcext:value-type="float">
            <text:p>-0.4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23.57044558" calcext:value-type="float">
            <text:p>-92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7]-[.F7]-[.G7]" office:value-type="float" office:value="-0.469239569999932" calcext:value-type="float">
            <text:p>-0.4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3.52774959" calcext:value-type="float">
            <text:p>-923.5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8]-[.F8]-[.G8]" office:value-type="float" office:value="-0.426543579999962" calcext:value-type="float">
            <text:p>-0.4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3.24133564" calcext:value-type="float">
            <text:p>-923.2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9]-[.F9]-[.G9]" office:value-type="float" office:value="-0.140129629999965" calcext:value-type="float">
            <text:p>-0.1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3.40581532" calcext:value-type="float">
            <text:p>-923.4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10]-[.F10]-[.G10]" office:value-type="float" office:value="-0.304609309999964" calcext:value-type="float">
            <text:p>-0.3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0.2496747" calcext:value-type="float">
            <text:p>-940.2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E11]-[.F11]-[.G11]" office:value-type="float" office:value="-0.659397859999991" calcext:value-type="float">
            <text:p>-0.6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0.07154498" calcext:value-type="float">
            <text:p>-940.0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E12]-[.F12]-[.G12]" office:value-type="float" office:value="-0.481268139999976" calcext:value-type="float">
            <text:p>-0.4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0.12261711" calcext:value-type="float">
            <text:p>-940.1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E13]-[.F13]-[.G13]" office:value-type="float" office:value="-0.532340269999942" calcext:value-type="float">
            <text:p>-0.5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82451346" calcext:value-type="float">
            <text:p>-939.8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E14]-[.F14]-[.G14]" office:value-type="float" office:value="-0.234236620000026" calcext:value-type="float">
            <text:p>-0.2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9.8210077" calcext:value-type="float">
            <text:p>-939.8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E15]-[.F15]-[.G15]" office:value-type="float" office:value="-0.230730859999973" calcext:value-type="float">
            <text:p>-0.2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0.11494603" calcext:value-type="float">
            <text:p>-940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E16]-[.F16]-[.G16]" office:value-type="float" office:value="-0.524669190000033" calcext:value-type="float">
            <text:p>-0.5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0.26121663" calcext:value-type="float">
            <text:p>-940.2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E17]-[.F17]-[.G17]" office:value-type="float" office:value="-0.670939790000013" calcext:value-type="float">
            <text:p>-0.6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2.17489474" calcext:value-type="float">
            <text:p>-932.1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18]-[.F18]-[.G18]" office:value-type="float" office:value="-1.12713073999999" calcext:value-type="float">
            <text:p>-1.1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2.16017735" calcext:value-type="float">
            <text:p>-932.1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19]-[.F19]-[.G19]" office:value-type="float" office:value="-1.11241335" calcext:value-type="float">
            <text:p>-1.1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1.4327563" calcext:value-type="float">
            <text:p>-931.4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20]-[.F20]-[.G20]" office:value-type="float" office:value="-0.384992300000025" calcext:value-type="float">
            <text:p>-0.3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2.13473422" calcext:value-type="float">
            <text:p>-932.1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21]-[.F21]-[.G21]" office:value-type="float" office:value="-1.08697022000002" calcext:value-type="float">
            <text:p>-1.0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2.16753359" calcext:value-type="float">
            <text:p>-932.1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22]-[.F22]-[.G22]" office:value-type="float" office:value="-1.11976958999992" calcext:value-type="float">
            <text:p>-1.1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1.18311983" calcext:value-type="float">
            <text:p>-931.1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23]-[.F23]-[.G23]" office:value-type="float" office:value="-0.135355829999984" calcext:value-type="float">
            <text:p>-0.1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2.13760714" calcext:value-type="float">
            <text:p>-932.1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24]-[.F24]-[.G24]" office:value-type="float" office:value="-1.08984313999997" calcext:value-type="float">
            <text:p>-1.0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1.3162917" calcext:value-type="float">
            <text:p>-931.3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25]-[.F25]-[.G25]" office:value-type="float" office:value="-0.26852769999994" calcext:value-type="float">
            <text:p>-0.2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1.66044214" calcext:value-type="float">
            <text:p>-931.6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26]-[.F26]-[.G26]" office:value-type="float" office:value="-0.612678139999961" calcext:value-type="float">
            <text:p>-0.6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88756876" calcext:value-type="float">
            <text:p>-956.8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27]-[.F27]-[.G27]" office:value-type="float" office:value="-0.729033489999999" calcext:value-type="float">
            <text:p>-0.7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90271627" calcext:value-type="float">
            <text:p>-956.9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28]-[.F28]-[.G28]" office:value-type="float" office:value="-0.744181000000019" calcext:value-type="float">
            <text:p>-0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69795194" calcext:value-type="float">
            <text:p>-956.7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29]-[.F29]-[.G29]" office:value-type="float" office:value="-0.53941667000003" calcext:value-type="float">
            <text:p>-0.5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89976239" calcext:value-type="float">
            <text:p>-956.9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0]-[.F30]-[.G30]" office:value-type="float" office:value="-0.741227119999955" calcext:value-type="float">
            <text:p>-0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69815344" calcext:value-type="float">
            <text:p>-956.7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1]-[.F31]-[.G31]" office:value-type="float" office:value="-0.539618170000033" calcext:value-type="float">
            <text:p>-0.5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89326432" calcext:value-type="float">
            <text:p>-956.8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2]-[.F32]-[.G32]" office:value-type="float" office:value="-0.734729049999935" calcext:value-type="float">
            <text:p>-0.7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56.80032946" calcext:value-type="float">
            <text:p>-956.8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3]-[.F33]-[.G33]" office:value-type="float" office:value="-0.641794189999921" calcext:value-type="float">
            <text:p>-0.6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6.56090334" calcext:value-type="float">
            <text:p>-956.5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4]-[.F34]-[.G34]" office:value-type="float" office:value="-0.402368069999959" calcext:value-type="float">
            <text:p>-0.4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6.48175173" calcext:value-type="float">
            <text:p>-956.4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5]-[.F35]-[.G35]" office:value-type="float" office:value="-0.323216460000019" calcext:value-type="float">
            <text:p>-0.3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6.53093492" calcext:value-type="float">
            <text:p>-956.5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6]-[.F36]-[.G36]" office:value-type="float" office:value="-0.372399650000027" calcext:value-type="float">
            <text:p>-0.3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6.35098147" calcext:value-type="float">
            <text:p>-956.3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7]-[.F37]-[.G37]" office:value-type="float" office:value="-0.192446199999942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56.35251137" calcext:value-type="float">
            <text:p>-956.3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8]-[.F38]-[.G38]" office:value-type="float" office:value="-0.193976099999979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56.9335845" calcext:value-type="float">
            <text:p>-956.9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9]-[.F39]-[.G39]" office:value-type="float" office:value="-0.775049230000029" calcext:value-type="float">
            <text:p>-0.7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9.21052943" calcext:value-type="float">
            <text:p>-939.2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0]-[.F40]-[.G40]" office:value-type="float" office:value="-0.309315709999929" calcext:value-type="float">
            <text:p>-0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0.14321519" calcext:value-type="float">
            <text:p>-940.1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1]-[.F41]-[.G41]" office:value-type="float" office:value="-1.24200146999996" calcext:value-type="float">
            <text:p>-1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0.15284018" calcext:value-type="float">
            <text:p>-940.1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2]-[.F42]-[.G42]" office:value-type="float" office:value="-1.25162645999998" calcext:value-type="float">
            <text:p>-1.2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9.98643376" calcext:value-type="float">
            <text:p>-939.9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3]-[.F43]-[.G43]" office:value-type="float" office:value="-1.08522003999993" calcext:value-type="float">
            <text:p>-1.0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0.07267656" calcext:value-type="float">
            <text:p>-940.0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4]-[.F44]-[.G44]" office:value-type="float" office:value="-1.17146283999997" calcext:value-type="float">
            <text:p>-1.1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08287493" calcext:value-type="float">
            <text:p>-939.0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5]-[.F45]-[.G45]" office:value-type="float" office:value="-0.18166120999998" calcext:value-type="float">
            <text:p>-0.1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1419048" calcext:value-type="float">
            <text:p>-939.1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6]-[.F46]-[.G46]" office:value-type="float" office:value="-0.240691079999998" calcext:value-type="float">
            <text:p>-0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20100056" calcext:value-type="float">
            <text:p>-939.2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7]-[.F47]-[.G47]" office:value-type="float" office:value="-0.299786839999989" calcext:value-type="float">
            <text:p>-0.3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9.0564661" calcext:value-type="float">
            <text:p>-939.0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8]-[.F48]-[.G48]" office:value-type="float" office:value="-0.155252379999943" calcext:value-type="float">
            <text:p>-0.1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40.42620746" calcext:value-type="float">
            <text:p>-940.4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9]-[.F49]-[.G49]" office:value-type="float" office:value="-1.52499373999998" calcext:value-type="float">
            <text:p>-1.5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9.5022424" calcext:value-type="float">
            <text:p>-939.5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50]-[.F50]-[.G50]" office:value-type="float" office:value="-0.601028679999978" calcext:value-type="float">
            <text:p>-0.6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9.25385423" calcext:value-type="float">
            <text:p>-939.2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51]-[.F51]-[.G51]" office:value-type="float" office:value="-0.352640509999979" calcext:value-type="float">
            <text:p>-0.3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0.10351448" calcext:value-type="float">
            <text:p>-940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52]-[.F52]-[.G52]" office:value-type="float" office:value="-1.20230075999992" calcext:value-type="float">
            <text:p>-1.2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9.11253345" calcext:value-type="float">
            <text:p>-949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53]-[.F53]-[.G53]" office:value-type="float" office:value="-1.33933520999998" calcext:value-type="float">
            <text:p>-1.3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9.10082353" calcext:value-type="float">
            <text:p>-949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54]-[.F54]-[.G54]" office:value-type="float" office:value="-1.32762528999994" calcext:value-type="float">
            <text:p>-1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9.10661564" calcext:value-type="float">
            <text:p>-949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55]-[.F55]-[.G55]" office:value-type="float" office:value="-1.33341739999995" calcext:value-type="float">
            <text:p>-1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9.10526" calcext:value-type="float">
            <text:p>-949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56]-[.F56]-[.G56]" office:value-type="float" office:value="-1.33206176000002" calcext:value-type="float">
            <text:p>-1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9.09939398" calcext:value-type="float">
            <text:p>-949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57]-[.F57]-[.G57]" office:value-type="float" office:value="-1.32619573999992" calcext:value-type="float">
            <text:p>-1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7.96069496" calcext:value-type="float">
            <text:p>-947.9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58]-[.F58]-[.G58]" office:value-type="float" office:value="-0.187496719999935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8.0860334" calcext:value-type="float">
            <text:p>-948.0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59]-[.F59]-[.G59]" office:value-type="float" office:value="-0.312835159999999" calcext:value-type="float">
            <text:p>-0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9.10092692" calcext:value-type="float">
            <text:p>-949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60]-[.F60]-[.G60]" office:value-type="float" office:value="-1.32772867999999" calcext:value-type="float">
            <text:p>-1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23118681" calcext:value-type="float">
            <text:p>-923.2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E61]-[.F61]-[.G61]" office:value-type="float" office:value="-1.21668695000003" calcext:value-type="float">
            <text:p>-1.2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20528831" calcext:value-type="float">
            <text:p>-923.2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E62]-[.F62]-[.G62]" office:value-type="float" office:value="-1.19078844999999" calcext:value-type="float">
            <text:p>-1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20375074" calcext:value-type="float">
            <text:p>-923.2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E63]-[.F63]-[.G63]" office:value-type="float" office:value="-1.18925088000001" calcext:value-type="float">
            <text:p>-1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Oxygen Bridge</text:p>
          </table:table-cell>
          <table:table-cell office:value-type="float" office:value="-922.57288345" calcext:value-type="float">
            <text:p>-922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E64]-[.F64]-[.G64]" office:value-type="float" office:value="-0.558383589999924" calcext:value-type="float">
            <text:p>-0.5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4.3982022" calcext:value-type="float">
            <text:p>-924.4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E65]-[.F65]-[.G65]" office:value-type="float" office:value="-2.38370233999999" calcext:value-type="float">
            <text:p>-2.3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2.57371328" calcext:value-type="float">
            <text:p>-922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E66]-[.F66]-[.G66]" office:value-type="float" office:value="-0.559213419999967" calcext:value-type="float">
            <text:p>-0.5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3.21752523" calcext:value-type="float">
            <text:p>-923.2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E67]-[.F67]-[.G67]" office:value-type="float" office:value="-1.20302536999995" calcext:value-type="float">
            <text:p>-1.2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0.87484256" calcext:value-type="float">
            <text:p>-930.8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68]-[.F68]-[.G68]" office:value-type="float" office:value="-1.58697594000002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0.87992057" calcext:value-type="float">
            <text:p>-930.8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69]-[.F69]-[.G69]" office:value-type="float" office:value="-1.59205394999994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0.87629691" calcext:value-type="float">
            <text:p>-930.8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70]-[.F70]-[.G70]" office:value-type="float" office:value="-1.58843028999993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0.87638221" calcext:value-type="float">
            <text:p>-930.8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71]-[.F71]-[.G71]" office:value-type="float" office:value="-1.58851558999995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0.87743962" calcext:value-type="float">
            <text:p>-930.8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72]-[.F72]-[.G72]" office:value-type="float" office:value="-1.58957299999999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9.60258099" calcext:value-type="float">
            <text:p>-929.6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73]-[.F73]-[.G73]" office:value-type="float" office:value="-0.314714369999955" calcext:value-type="float">
            <text:p>-0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0.099634" calcext:value-type="float">
            <text:p>-930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74]-[.F74]-[.G74]" office:value-type="float" office:value="-0.811767380000013" calcext:value-type="float">
            <text:p>-0.8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9.66819428" calcext:value-type="float">
            <text:p>-929.6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75]-[.F75]-[.G75]" office:value-type="float" office:value="-0.380327659999942" calcext:value-type="float">
            <text:p>-0.3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0.87956439" calcext:value-type="float">
            <text:p>-930.8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76]-[.F76]-[.G76]" office:value-type="float" office:value="-1.59169777000002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6.9462182" calcext:value-type="float">
            <text:p>-946.9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77]-[.F77]-[.G77]" office:value-type="float" office:value="-0.957921679999949" calcext:value-type="float">
            <text:p>-0.9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6.83609672" calcext:value-type="float">
            <text:p>-946.8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78]-[.F78]-[.G78]" office:value-type="float" office:value="-0.847800199999973" calcext:value-type="float">
            <text:p>-0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Hole</text:p>
          </table:table-cell>
          <table:table-cell office:value-type="float" office:value="-946.71394189" calcext:value-type="float">
            <text:p>-946.7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79]-[.F79]-[.G79]" office:value-type="float" office:value="-0.725645369999974" calcext:value-type="float">
            <text:p>-0.7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Hole</text:p>
          </table:table-cell>
          <table:table-cell office:value-type="float" office:value="-947.61524852" calcext:value-type="float">
            <text:p>-947.6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80]-[.F80]-[.G80]" office:value-type="float" office:value="-1.626952" calcext:value-type="float">
            <text:p>-1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Hole</text:p>
          </table:table-cell>
          <table:table-cell office:value-type="float" office:value="-946.67735731" calcext:value-type="float">
            <text:p>-946.6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81]-[.F81]-[.G81]" office:value-type="float" office:value="-0.689060790000021" calcext:value-type="float">
            <text:p>-0.6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6.33074693" calcext:value-type="float">
            <text:p>-946.3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82]-[.F82]-[.G82]" office:value-type="float" office:value="-0.342450410000005" calcext:value-type="float">
            <text:p>-0.3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6.1712528" calcext:value-type="float">
            <text:p>-946.1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83]-[.F83]-[.G83]" office:value-type="float" office:value="-0.18295628000002" calcext:value-type="float">
            <text:p>-0.1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46.39481914" calcext:value-type="float">
            <text:p>-946.3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84]-[.F84]-[.G84]" office:value-type="float" office:value="-0.406522619999954" calcext:value-type="float">
            <text:p>-0.4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 Bridge</text:p>
          </table:table-cell>
          <table:table-cell office:value-type="float" office:value="-947.7055596" calcext:value-type="float">
            <text:p>-947.7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85]-[.F85]-[.G85]" office:value-type="float" office:value="-1.71726307999999" calcext:value-type="float">
            <text:p>-1.7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 Bridge</text:p>
          </table:table-cell>
          <table:table-cell office:value-type="float" office:value="-946.67862732" calcext:value-type="float">
            <text:p>-946.6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86]-[.F86]-[.G86]" office:value-type="float" office:value="-0.690330800000005" calcext:value-type="float">
            <text:p>-0.6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63.62804918" calcext:value-type="float">
            <text:p>-963.6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87]-[.F87]-[.G87]" office:value-type="float" office:value="-0.923527359999923" calcext:value-type="float">
            <text:p>-0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64.44554793" calcext:value-type="float">
            <text:p>-964.4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88]-[.F88]-[.G88]" office:value-type="float" office:value="-1.74102610999995" calcext:value-type="float">
            <text:p>-1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Hole</text:p>
          </table:table-cell>
          <table:table-cell office:value-type="float" office:value="-963.32777468" calcext:value-type="float">
            <text:p>-963.3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89]-[.F89]-[.G89]" office:value-type="float" office:value="-0.623252859999923" calcext:value-type="float">
            <text:p>-0.6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Hole</text:p>
          </table:table-cell>
          <table:table-cell office:value-type="float" office:value="-964.42669589" calcext:value-type="float">
            <text:p>-964.4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90]-[.F90]-[.G90]" office:value-type="float" office:value="-1.72217406999999" calcext:value-type="float">
            <text:p>-1.7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Oxygen</text:p>
          </table:table-cell>
          <table:table-cell office:value-type="float" office:value="-962.91422858" calcext:value-type="float">
            <text:p>-962.9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91]-[.F91]-[.G91]" office:value-type="float" office:value="-0.20970675999996" calcext:value-type="float">
            <text:p>-0.2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Oxygen</text:p>
          </table:table-cell>
          <table:table-cell office:value-type="float" office:value="-962.94485595" calcext:value-type="float">
            <text:p>-962.9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92]-[.F92]-[.G92]" office:value-type="float" office:value="-0.240334130000008" calcext:value-type="float">
            <text:p>-0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Oxygen Bridge</text:p>
          </table:table-cell>
          <table:table-cell office:value-type="float" office:value="-963.19158131" calcext:value-type="float">
            <text:p>-963.1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93]-[.F93]-[.G93]" office:value-type="float" office:value="-0.487059489999922" calcext:value-type="float">
            <text:p>-0.4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Oxygen Bridge</text:p>
          </table:table-cell>
          <table:table-cell office:value-type="float" office:value="-963.46179026" calcext:value-type="float">
            <text:p>-963.4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94]-[.F94]-[.G94]" office:value-type="float" office:value="-0.757268440000019" calcext:value-type="float">
            <text:p>-0.7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 Bridge</text:p>
          </table:table-cell>
          <table:table-cell office:value-type="float" office:value="-963.62394162" calcext:value-type="float">
            <text:p>-963.6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95]-[.F95]-[.G95]" office:value-type="float" office:value="-0.919419799999957" calcext:value-type="float">
            <text:p>-0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 Bridge</text:p>
          </table:table-cell>
          <table:table-cell office:value-type="float" office:value="-964.44959374" calcext:value-type="float">
            <text:p>-964.4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96]-[.F96]-[.G96]" office:value-type="float" office:value="-1.74507191999993" calcext:value-type="float">
            <text:p>-1.7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Metal</text:p>
          </table:table-cell>
          <table:table-cell office:value-type="float" office:value="-922.90690975" calcext:value-type="float">
            <text:p>-922.9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E97]-[.F97]-[.G97]" office:value-type="float" office:value="-1.70763666999993" calcext:value-type="float">
            <text:p>-1.7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Metal</text:p>
          </table:table-cell>
          <table:table-cell office:value-type="float" office:value="-921.38895341" calcext:value-type="float">
            <text:p>-921.3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E98]-[.F98]-[.G98]" office:value-type="float" office:value="-0.189680329999977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22.38427938" calcext:value-type="float">
            <text:p>-922.3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E99]-[.F99]-[.G99]" office:value-type="float" office:value="-1.18500629999993" calcext:value-type="float">
            <text:p>-1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1.4053712" calcext:value-type="float">
            <text:p>-921.4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E100]-[.F100]-[.G100]" office:value-type="float" office:value="-0.206098119999968" calcext:value-type="float">
            <text:p>-0.2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1.46371135" calcext:value-type="float">
            <text:p>-921.4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E101]-[.F101]-[.G101]" office:value-type="float" office:value="-0.264438270000017" calcext:value-type="float">
            <text:p>-0.2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2.38909891" calcext:value-type="float">
            <text:p>-922.3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E102]-[.F102]-[.G102]" office:value-type="float" office:value="-1.18982583000001" calcext:value-type="float">
            <text:p>-1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</text:p>
          </table:table-cell>
          <table:table-cell office:value-type="float" office:value="-938.64763862" calcext:value-type="float">
            <text:p>-938.6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E103]-[.F103]-[.G103]" office:value-type="float" office:value="-0.494097969999928" calcext:value-type="float">
            <text:p>-0.4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</text:p>
          </table:table-cell>
          <table:table-cell office:value-type="float" office:value="-939.53049658" calcext:value-type="float">
            <text:p>-939.5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E104]-[.F104]-[.G104]" office:value-type="float" office:value="-1.37695592999995" calcext:value-type="float">
            <text:p>-1.3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</text:p>
          </table:table-cell>
          <table:table-cell office:value-type="float" office:value="-939.52825279" calcext:value-type="float">
            <text:p>-939.5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E105]-[.F105]-[.G105]" office:value-type="float" office:value="-1.37471213999999" calcext:value-type="float">
            <text:p>-1.3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9.52990837" calcext:value-type="float">
            <text:p>-939.5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E106]-[.F106]-[.G106]" office:value-type="float" office:value="-1.37636772000002" calcext:value-type="float">
            <text:p>-1.3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52447281" calcext:value-type="float">
            <text:p>-939.5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E107]-[.F107]-[.G107]" office:value-type="float" office:value="-1.37093216" calcext:value-type="float">
            <text:p>-1.3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9.4387633" calcext:value-type="float">
            <text:p>-939.4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E108]-[.F108]-[.G108]" office:value-type="float" office:value="-1.28522264999998" calcext:value-type="float">
            <text:p>-1.2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</text:p>
          </table:table-cell>
          <table:table-cell office:value-type="float" office:value="-956.14787915" calcext:value-type="float">
            <text:p>-956.1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09]-[.F109]-[.G109]" office:value-type="float" office:value="-1.05844008999997" calcext:value-type="float">
            <text:p>-1.0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</text:p>
          </table:table-cell>
          <table:table-cell office:value-type="float" office:value="-956.54564061" calcext:value-type="float">
            <text:p>-956.5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0]-[.F110]-[.G110]" office:value-type="float" office:value="-1.45620154999994" calcext:value-type="float">
            <text:p>-1.4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</text:p>
          </table:table-cell>
          <table:table-cell office:value-type="float" office:value="-956.50581066" calcext:value-type="float">
            <text:p>-956.5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1]-[.F111]-[.G111]" office:value-type="float" office:value="-1.41637159999993" calcext:value-type="float">
            <text:p>-1.4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56.27726866" calcext:value-type="float">
            <text:p>-956.28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2]-[.F112]-[.G112]" office:value-type="float" office:value="-1.18782959999998" calcext:value-type="float">
            <text:p>-1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5.34958972" calcext:value-type="float">
            <text:p>-955.3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3]-[.F113]-[.G113]" office:value-type="float" office:value="-0.260150660000015" calcext:value-type="float">
            <text:p>-0.2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Oxygen Bridge</text:p>
          </table:table-cell>
          <table:table-cell office:value-type="float" office:value="-955.17406711" calcext:value-type="float">
            <text:p>-955.17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4]-[.F114]-[.G114]" office:value-type="float" office:value="-0.084628049999985" calcext:value-type="float">
            <text:p>-0.0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Oxygen Bridge</text:p>
          </table:table-cell>
          <table:table-cell office:value-type="float" office:value="-956.51803092" calcext:value-type="float">
            <text:p>-956.5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5]-[.F115]-[.G115]" office:value-type="float" office:value="-1.42859185999998" calcext:value-type="float">
            <text:p>-1.4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 Bridge</text:p>
          </table:table-cell>
          <table:table-cell office:value-type="float" office:value="-956.5487065" calcext:value-type="float">
            <text:p>-956.5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6]-[.F116]-[.G116]" office:value-type="float" office:value="-1.45926743999996" calcext:value-type="float">
            <text:p>-1.4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 Bridge</text:p>
          </table:table-cell>
          <table:table-cell office:value-type="float" office:value="-955.71464083" calcext:value-type="float">
            <text:p>-955.7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7]-[.F117]-[.G117]" office:value-type="float" office:value="-0.625201769999983" calcext:value-type="float">
            <text:p>-0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Metal</text:p>
          </table:table-cell>
          <table:table-cell office:value-type="float" office:value="-946.12205264" calcext:value-type="float">
            <text:p>-946.1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E118]-[.F118]-[.G118]" office:value-type="float" office:value="-0.633184939999971" calcext:value-type="float">
            <text:p>-0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Metal</text:p>
          </table:table-cell>
          <table:table-cell office:value-type="float" office:value="-946.5086586" calcext:value-type="float">
            <text:p>-946.5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E119]-[.F119]-[.G119]" office:value-type="float" office:value="-1.01979089999997" calcext:value-type="float">
            <text:p>-1.0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6.78496119" calcext:value-type="float">
            <text:p>-946.7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E120]-[.F120]-[.G120]" office:value-type="float" office:value="-1.29609348999997" calcext:value-type="float">
            <text:p>-1.3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5.79513597" calcext:value-type="float">
            <text:p>-945.8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E121]-[.F121]-[.G121]" office:value-type="float" office:value="-0.306268270000025" calcext:value-type="float">
            <text:p>-0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Oxygen Bridge</text:p>
          </table:table-cell>
          <table:table-cell office:value-type="float" office:value="-945.78341778" calcext:value-type="float">
            <text:p>-945.7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E122]-[.F122]-[.G122]" office:value-type="float" office:value="-0.294550080000015" calcext:value-type="float">
            <text:p>-0.2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Oxygen Bridge</text:p>
          </table:table-cell>
          <table:table-cell office:value-type="float" office:value="-945.66884236" calcext:value-type="float">
            <text:p>-945.6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E123]-[.F123]-[.G123]" office:value-type="float" office:value="-0.179974659999964" calcext:value-type="float">
            <text:p>-0.1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5.91381682" calcext:value-type="float">
            <text:p>-945.9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E124]-[.F124]-[.G124]" office:value-type="float" office:value="-0.424949119999944" calcext:value-type="float">
            <text:p>-0.4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Metal</text:p>
          </table:table-cell>
          <table:table-cell office:value-type="float" office:value="-929.00257874" calcext:value-type="float">
            <text:p>-929.0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E125]-[.F125]-[.G125]" office:value-type="float" office:value="-2.28797987999997" calcext:value-type="float">
            <text:p>-2.2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Metal</text:p>
          </table:table-cell>
          <table:table-cell office:value-type="float" office:value="-928.41233914" calcext:value-type="float">
            <text:p>-928.4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E126]-[.F126]-[.G126]" office:value-type="float" office:value="-1.69774027999995" calcext:value-type="float">
            <text:p>-1.7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28.20062319" calcext:value-type="float">
            <text:p>-928.2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E127]-[.F127]-[.G127]" office:value-type="float" office:value="-1.48602432999996" calcext:value-type="float">
            <text:p>-1.4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7.08644866" calcext:value-type="float">
            <text:p>-927.0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E128]-[.F128]-[.G128]" office:value-type="float" office:value="-0.37184979999995" calcext:value-type="float">
            <text:p>-0.3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Oxygen Bridge</text:p>
          </table:table-cell>
          <table:table-cell office:value-type="float" office:value="-927.00101563" calcext:value-type="float">
            <text:p>-927.0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E129]-[.F129]-[.G129]" office:value-type="float" office:value="-0.28641676999996" calcext:value-type="float">
            <text:p>-0.2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Oxygen Bridge</text:p>
          </table:table-cell>
          <table:table-cell office:value-type="float" office:value="-927.10357009" calcext:value-type="float">
            <text:p>-927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E130]-[.F130]-[.G130]" office:value-type="float" office:value="-0.388971229999925" calcext:value-type="float">
            <text:p>-0.3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9.00674315" calcext:value-type="float">
            <text:p>-929.0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E131]-[.F131]-[.G131]" office:value-type="float" office:value="-2.29214429000001" calcext:value-type="float">
            <text:p>-2.2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19.94930827" calcext:value-type="float">
            <text:p>-919.9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E132]-[.F132]-[.G132]" office:value-type="float" office:value="-1.76931812999994" calcext:value-type="float">
            <text:p>-1.7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19.14677343" calcext:value-type="float">
            <text:p>-919.1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E133]-[.F133]-[.G133]" office:value-type="float" office:value="-0.966783290000031" calcext:value-type="float">
            <text:p>-0.9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Oxygen</text:p>
          </table:table-cell>
          <table:table-cell office:value-type="float" office:value="-919.80738749" calcext:value-type="float">
            <text:p>-919.8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E134]-[.F134]-[.G134]" office:value-type="float" office:value="-1.62739734999997" calcext:value-type="float">
            <text:p>-1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Oxygen</text:p>
          </table:table-cell>
          <table:table-cell office:value-type="float" office:value="-918.35662098" calcext:value-type="float">
            <text:p>-918.3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E135]-[.F135]-[.G135]" office:value-type="float" office:value="-0.17663083999998" calcext:value-type="float">
            <text:p>-0.1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19.92248835" calcext:value-type="float">
            <text:p>-919.9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E136]-[.F136]-[.G136]" office:value-type="float" office:value="-1.74249820999996" calcext:value-type="float">
            <text:p>-1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19.01452613" calcext:value-type="float">
            <text:p>-919.0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E137]-[.F137]-[.G137]" office:value-type="float" office:value="-0.834535990000013" calcext:value-type="float">
            <text:p>-0.8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</text:p>
          </table:table-cell>
          <table:table-cell office:value-type="float" office:value="-944.92934804" calcext:value-type="float">
            <text:p>-944.9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38]-[.F138]-[.G138]" office:value-type="float" office:value="-1.63055785000001" calcext:value-type="float">
            <text:p>-1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</text:p>
          </table:table-cell>
          <table:table-cell office:value-type="float" office:value="-945.62611182" calcext:value-type="float">
            <text:p>-945.6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39]-[.F139]-[.G139]" office:value-type="float" office:value="-2.32732162999998" calcext:value-type="float">
            <text:p>-2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</text:p>
          </table:table-cell>
          <table:table-cell office:value-type="float" office:value="-945.61182045" calcext:value-type="float">
            <text:p>-945.6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40]-[.F140]-[.G140]" office:value-type="float" office:value="-2.31303025999996" calcext:value-type="float">
            <text:p>-2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Hole</text:p>
          </table:table-cell>
          <table:table-cell office:value-type="float" office:value="-945.05280212" calcext:value-type="float">
            <text:p>-945.0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41]-[.F141]-[.G141]" office:value-type="float" office:value="-1.75401193" calcext:value-type="float">
            <text:p>-1.7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Hole</text:p>
          </table:table-cell>
          <table:table-cell office:value-type="float" office:value="-943.54338491" calcext:value-type="float">
            <text:p>-943.5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42]-[.F142]-[.G142]" office:value-type="float" office:value="-0.244594719999959" calcext:value-type="float">
            <text:p>-0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4.1292311" calcext:value-type="float">
            <text:p>-944.1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43]-[.F143]-[.G143]" office:value-type="float" office:value="-0.830440909999943" calcext:value-type="float">
            <text:p>-0.8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43.62203121" calcext:value-type="float">
            <text:p>-943.6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44]-[.F144]-[.G144]" office:value-type="float" office:value="-0.323241020000019" calcext:value-type="float">
            <text:p>-0.3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4.0360001" calcext:value-type="float">
            <text:p>-944.0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45]-[.F145]-[.G145]" office:value-type="float" office:value="-0.737209909999997" calcext:value-type="float">
            <text:p>-0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Metal</text:p>
          </table:table-cell>
          <table:table-cell office:value-type="float" office:value="-936.7551236" calcext:value-type="float">
            <text:p>-936.7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E146]-[.F146]-[.G146]" office:value-type="float" office:value="-1.67188297000002" calcext:value-type="float">
            <text:p>-1.6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Metal</text:p>
          </table:table-cell>
          <table:table-cell office:value-type="float" office:value="-936.8635047" calcext:value-type="float">
            <text:p>-936.8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E147]-[.F147]-[.G147]" office:value-type="float" office:value="-1.78026406999999" calcext:value-type="float">
            <text:p>-1.7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5.56940657" calcext:value-type="float">
            <text:p>-935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E148]-[.F148]-[.G148]" office:value-type="float" office:value="-0.486165939999928" calcext:value-type="float">
            <text:p>-0.4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5.27294772" calcext:value-type="float">
            <text:p>-935.2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E149]-[.F149]-[.G149]" office:value-type="float" office:value="-0.18970709000002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Oxygen Bridge</text:p>
          </table:table-cell>
          <table:table-cell office:value-type="float" office:value="-935.41570933" calcext:value-type="float">
            <text:p>-935.4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E150]-[.F150]-[.G150]" office:value-type="float" office:value="-0.3324687" calcext:value-type="float">
            <text:p>-0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Oxygen Bridge</text:p>
          </table:table-cell>
          <table:table-cell office:value-type="float" office:value="-935.29735306" calcext:value-type="float">
            <text:p>-935.3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E151]-[.F151]-[.G151]" office:value-type="float" office:value="-0.21411242999995" calcext:value-type="float">
            <text:p>-0.2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6.48279626" calcext:value-type="float">
            <text:p>-936.4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E152]-[.F152]-[.G152]" office:value-type="float" office:value="-1.39955562999996" calcext:value-type="float">
            <text:p>-1.4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</text:p>
          </table:table-cell>
          <table:table-cell office:value-type="float" office:value="-956.23200276" calcext:value-type="float">
            <text:p>-956.23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153]-[.F153]-[.G153]" office:value-type="float" office:value="-1.77677987999998" calcext:value-type="float">
            <text:p>-1.7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</text:p>
          </table:table-cell>
          <table:table-cell office:value-type="float" office:value="-958.16153466" calcext:value-type="float">
            <text:p>-958.1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154]-[.F154]-[.G154]" office:value-type="float" office:value="-3.70631178000001" calcext:value-type="float">
            <text:p>-3.7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</text:p>
          </table:table-cell>
          <table:table-cell office:value-type="float" office:value="-956.51157458" calcext:value-type="float">
            <text:p>-956.5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155]-[.F155]-[.G155]" office:value-type="float" office:value="-2.05635169999998" calcext:value-type="float">
            <text:p>-2.0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58.04370615" calcext:value-type="float">
            <text:p>-958.04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156]-[.F156]-[.G156]" office:value-type="float" office:value="-3.58848327000003" calcext:value-type="float">
            <text:p>-3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5.84961619" calcext:value-type="float">
            <text:p>-955.8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157]-[.F157]-[.G157]" office:value-type="float" office:value="-1.39439330999998" calcext:value-type="float">
            <text:p>-1.3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Oxygen Bridge</text:p>
          </table:table-cell>
          <table:table-cell office:value-type="float" office:value="-955.85951585" calcext:value-type="float">
            <text:p>-955.8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158]-[.F158]-[.G158]" office:value-type="float" office:value="-1.40429296999996" calcext:value-type="float">
            <text:p>-1.4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Oxygen Bridge</text:p>
          </table:table-cell>
          <table:table-cell office:value-type="float" office:value="-957.10700886" calcext:value-type="float">
            <text:p>-957.1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159]-[.F159]-[.G159]" office:value-type="float" office:value="-2.65178597999993" calcext:value-type="float">
            <text:p>-2.6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 Bridge</text:p>
          </table:table-cell>
          <table:table-cell office:value-type="float" office:value="-958.15547102" calcext:value-type="float">
            <text:p>-958.1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160]-[.F160]-[.G160]" office:value-type="float" office:value="-3.70024814000003" calcext:value-type="float">
            <text:p>-3.7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 Bridge</text:p>
          </table:table-cell>
          <table:table-cell office:value-type="float" office:value="-956.61707699" calcext:value-type="float">
            <text:p>-956.6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161]-[.F161]-[.G161]" office:value-type="float" office:value="-2.16185410999996" calcext:value-type="float">
            <text:p>-2.1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</text:p>
          </table:table-cell>
          <table:table-cell office:value-type="float" office:value="-953.59465681" calcext:value-type="float">
            <text:p>-953.59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162]-[.F162]-[.G162]" office:value-type="float" office:value="-1.70188327999993" calcext:value-type="float">
            <text:p>-1.7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</text:p>
          </table:table-cell>
          <table:table-cell office:value-type="float" office:value="-954.01779306" calcext:value-type="float">
            <text:p>-954.0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163]-[.F163]-[.G163]" office:value-type="float" office:value="-2.12501953000001" calcext:value-type="float">
            <text:p>-2.1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54.02115662" calcext:value-type="float">
            <text:p>-954.0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164]-[.F164]-[.G164]" office:value-type="float" office:value="-2.12838309000004" calcext:value-type="float">
            <text:p>-2.1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2.09845307" calcext:value-type="float">
            <text:p>-952.10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165]-[.F165]-[.G165]" office:value-type="float" office:value="-0.205679539999984" calcext:value-type="float">
            <text:p>-0.2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53.72155596" calcext:value-type="float">
            <text:p>-953.7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166]-[.F166]-[.G166]" office:value-type="float" office:value="-1.82878243000003" calcext:value-type="float">
            <text:p>-1.8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 Bridge</text:p>
          </table:table-cell>
          <table:table-cell office:value-type="float" office:value="-953.74138003" calcext:value-type="float">
            <text:p>-953.74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167]-[.F167]-[.G167]" office:value-type="float" office:value="-1.84860649999994" calcext:value-type="float">
            <text:p>-1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 Bridge</text:p>
          </table:table-cell>
          <table:table-cell office:value-type="float" office:value="-953.10984289" calcext:value-type="float">
            <text:p>-953.1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168]-[.F168]-[.G168]" office:value-type="float" office:value="-1.21706935999996" calcext:value-type="float">
            <text:p>-1.2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Metal</text:p>
          </table:table-cell>
          <table:table-cell office:value-type="float" office:value="-945.11129085" calcext:value-type="float">
            <text:p>-945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E169]-[.F169]-[.G169]" office:value-type="float" office:value="-1.83436393000002" calcext:value-type="float">
            <text:p>-1.8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Metal</text:p>
          </table:table-cell>
          <table:table-cell office:value-type="float" office:value="-944.96186383" calcext:value-type="float">
            <text:p>-944.9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E170]-[.F170]-[.G170]" office:value-type="float" office:value="-1.68493690999995" calcext:value-type="float">
            <text:p>-1.6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3.90031597" calcext:value-type="float">
            <text:p>-943.9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E171]-[.F171]-[.G171]" office:value-type="float" office:value="-0.623389049999929" calcext:value-type="float">
            <text:p>-0.6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Oxygen</text:p>
          </table:table-cell>
          <table:table-cell office:value-type="float" office:value="-943.64040668" calcext:value-type="float">
            <text:p>-943.6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E172]-[.F172]-[.G172]" office:value-type="float" office:value="-0.363479759999933" calcext:value-type="float">
            <text:p>-0.3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Oxygen</text:p>
          </table:table-cell>
          <table:table-cell office:value-type="float" office:value="-945.08145307" calcext:value-type="float">
            <text:p>-945.0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E173]-[.F173]-[.G173]" office:value-type="float" office:value="-1.80452614999993" calcext:value-type="float">
            <text:p>-1.8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43.44307392" calcext:value-type="float">
            <text:p>-943.4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E174]-[.F174]-[.G174]" office:value-type="float" office:value="-0.166146999999938" calcext:value-type="float">
            <text:p>-0.1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6.80283588" calcext:value-type="float">
            <text:p>-936.8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E175]-[.F175]-[.G175]" office:value-type="float" office:value="-2.06079238999995" calcext:value-type="float">
            <text:p>-2.0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Hole</text:p>
          </table:table-cell>
          <table:table-cell office:value-type="float" office:value="-936.79460357" calcext:value-type="float">
            <text:p>-936.7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E176]-[.F176]-[.G176]" office:value-type="float" office:value="-2.05256008000003" calcext:value-type="float">
            <text:p>-2.0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Hole</text:p>
          </table:table-cell>
          <table:table-cell office:value-type="float" office:value="-936.75707969" calcext:value-type="float">
            <text:p>-936.7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E177]-[.F177]-[.G177]" office:value-type="float" office:value="-2.01503619999993" calcext:value-type="float">
            <text:p>-2.0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Hole</text:p>
          </table:table-cell>
          <table:table-cell office:value-type="float" office:value="-936.8" calcext:value-type="float">
            <text:p>-936.8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E178]-[.F178]-[.G178]" office:value-type="float" office:value="-2.05795650999993" calcext:value-type="float">
            <text:p>-2.0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5.5018787" calcext:value-type="float">
            <text:p>-935.5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E179]-[.F179]-[.G179]" office:value-type="float" office:value="-0.759835209999999" calcext:value-type="float">
            <text:p>-0.7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5.05229534" calcext:value-type="float">
            <text:p>-935.0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E180]-[.F180]-[.G180]" office:value-type="float" office:value="-0.310251849999979" calcext:value-type="float">
            <text:p>-0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Metal</text:p>
          </table:table-cell>
          <table:table-cell office:value-type="float" office:value="-953.49749893" calcext:value-type="float">
            <text:p>-953.5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81]-[.F181]-[.G181]" office:value-type="float" office:value="-2.10336343999998" calcext:value-type="float">
            <text:p>-2.1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Metal</text:p>
          </table:table-cell>
          <table:table-cell office:value-type="float" office:value="-953.49168436" calcext:value-type="float">
            <text:p>-953.4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82]-[.F182]-[.G182]" office:value-type="float" office:value="-2.09754887" calcext:value-type="float">
            <text:p>-2.1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Hole</text:p>
          </table:table-cell>
          <table:table-cell office:value-type="float" office:value="-953.47727122" calcext:value-type="float">
            <text:p>-953.4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83]-[.F183]-[.G183]" office:value-type="float" office:value="-2.08313573000001" calcext:value-type="float">
            <text:p>-2.0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Hole</text:p>
          </table:table-cell>
          <table:table-cell office:value-type="float" office:value="-953.49658536" calcext:value-type="float">
            <text:p>-953.5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84]-[.F184]-[.G184]" office:value-type="float" office:value="-2.10244987000002" calcext:value-type="float">
            <text:p>-2.1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Oxygen</text:p>
          </table:table-cell>
          <table:table-cell office:value-type="float" office:value="-952.18808322" calcext:value-type="float">
            <text:p>-952.1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85]-[.F185]-[.G185]" office:value-type="float" office:value="-0.793947729999928" calcext:value-type="float">
            <text:p>-0.7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Oxygen</text:p>
          </table:table-cell>
          <table:table-cell office:value-type="float" office:value="-951.67638192" calcext:value-type="float">
            <text:p>-951.6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86]-[.F186]-[.G186]" office:value-type="float" office:value="-0.282246430000015" calcext:value-type="float">
            <text:p>-0.2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Oxygen</text:p>
          </table:table-cell>
          <table:table-cell office:value-type="float" office:value="-951.72414126" calcext:value-type="float">
            <text:p>-951.7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87]-[.F187]-[.G187]" office:value-type="float" office:value="-0.330005769999985" calcext:value-type="float">
            <text:p>-0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52.19853874" calcext:value-type="float">
            <text:p>-952.2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88]-[.F188]-[.G188]" office:value-type="float" office:value="-0.804403249999979" calcext:value-type="float">
            <text:p>-0.8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</text:p>
          </table:table-cell>
          <table:table-cell office:value-type="float" office:value="-966.45821532" calcext:value-type="float">
            <text:p>-966.4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E189]-[.F189]-[.G189]" office:value-type="float" office:value="-3.80095522" calcext:value-type="float">
            <text:p>-3.8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</text:p>
          </table:table-cell>
          <table:table-cell office:value-type="float" office:value="-966.60532835" calcext:value-type="float">
            <text:p>-966.6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E190]-[.F190]-[.G190]" office:value-type="float" office:value="-3.94806825000001" calcext:value-type="float">
            <text:p>-3.9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</text:p>
          </table:table-cell>
          <table:table-cell office:value-type="float" office:value="-966.60577635" calcext:value-type="float">
            <text:p>-966.6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E191]-[.F191]-[.G191]" office:value-type="float" office:value="-3.94851625000002" calcext:value-type="float">
            <text:p>-3.9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64.49787086" calcext:value-type="float">
            <text:p>-964.5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E192]-[.F192]-[.G192]" office:value-type="float" office:value="-1.84061076000001" calcext:value-type="float">
            <text:p>-1.8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</text:p>
          </table:table-cell>
          <table:table-cell office:value-type="float" office:value="-966.54451832" calcext:value-type="float">
            <text:p>-966.5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E193]-[.F193]-[.G193]" office:value-type="float" office:value="-3.88725821999993" calcext:value-type="float">
            <text:p>-3.8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65.48796658" calcext:value-type="float">
            <text:p>-965.4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E194]-[.F194]-[.G194]" office:value-type="float" office:value="-2.83070648000001" calcext:value-type="float">
            <text:p>-2.8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65.71071856" calcext:value-type="float">
            <text:p>-965.7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E195]-[.F195]-[.G195]" office:value-type="float" office:value="-3.05345846000001" calcext:value-type="float">
            <text:p>-3.0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66.61797123" calcext:value-type="float">
            <text:p>-966.6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E196]-[.F196]-[.G196]" office:value-type="float" office:value="-3.96071112999994" calcext:value-type="float">
            <text:p>-3.9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Metal</text:p>
          </table:table-cell>
          <table:table-cell office:value-type="float" office:value="-969.15853252" calcext:value-type="float">
            <text:p>-969.1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8.3963003" calcext:value-type="float">
            <text:p>-68.40</text:p>
          </table:table-cell>
          <table:table-cell table:formula="of:=[.E197]-[.F197]-[.G197]" office:value-type="float" office:value="-1.69915277999998" calcext:value-type="float">
            <text:p>-1.7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Metal</text:p>
          </table:table-cell>
          <table:table-cell office:value-type="float" office:value="-969.15851066" calcext:value-type="float">
            <text:p>-969.1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8.3963003" calcext:value-type="float">
            <text:p>-68.40</text:p>
          </table:table-cell>
          <table:table-cell table:formula="of:=[.E198]-[.F198]-[.G198]" office:value-type="float" office:value="-1.69913092000003" calcext:value-type="float">
            <text:p>-1.7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67.94120746" calcext:value-type="float">
            <text:p>-967.9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8.3963003" calcext:value-type="float">
            <text:p>-68.40</text:p>
          </table:table-cell>
          <table:table-cell table:formula="of:=[.E199]-[.F199]-[.G199]" office:value-type="float" office:value="-0.48182771999997" calcext:value-type="float">
            <text:p>-0.4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67.82389004" calcext:value-type="float">
            <text:p>-967.8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8.3963003" calcext:value-type="float">
            <text:p>-68.40</text:p>
          </table:table-cell>
          <table:table-cell table:formula="of:=[.E200]-[.F200]-[.G200]" office:value-type="float" office:value="-0.36451030000002" calcext:value-type="float">
            <text:p>-0.3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68.24834994" calcext:value-type="float">
            <text:p>-968.2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8.3963003" calcext:value-type="float">
            <text:p>-68.40</text:p>
          </table:table-cell>
          <table:table-cell table:formula="of:=[.E201]-[.F201]-[.G201]" office:value-type="float" office:value="-0.788970200000009" calcext:value-type="float">
            <text:p>-0.7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8.46462225" calcext:value-type="float">
            <text:p>-928.4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40609055" calcext:value-type="float">
            <text:p>-27.41</text:p>
          </table:table-cell>
          <table:table-cell table:formula="of:=[.E202]-[.F202]-[.G202]" office:value-type="float" office:value="-1.99545226000003" calcext:value-type="float">
            <text:p>-2.0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6.65486591" calcext:value-type="float">
            <text:p>-926.6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40609055" calcext:value-type="float">
            <text:p>-27.41</text:p>
          </table:table-cell>
          <table:table-cell table:formula="of:=[.E203]-[.F203]-[.G203]" office:value-type="float" office:value="-0.18569591999999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8.44033239" calcext:value-type="float">
            <text:p>-928.4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40609055" calcext:value-type="float">
            <text:p>-27.41</text:p>
          </table:table-cell>
          <table:table-cell table:formula="of:=[.E204]-[.F204]-[.G204]" office:value-type="float" office:value="-1.97116239999996" calcext:value-type="float">
            <text:p>-1.9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8.46625735" calcext:value-type="float">
            <text:p>-928.4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40609055" calcext:value-type="float">
            <text:p>-27.41</text:p>
          </table:table-cell>
          <table:table-cell table:formula="of:=[.E205]-[.F205]-[.G205]" office:value-type="float" office:value="-1.99708735999996" calcext:value-type="float">
            <text:p>-2.0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Metal</text:p>
          </table:table-cell>
          <table:table-cell office:value-type="float" office:value="-945.25664174" calcext:value-type="float">
            <text:p>-945.2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E206]-[.F206]-[.G206]" office:value-type="float" office:value="-1.90236054999994" calcext:value-type="float">
            <text:p>-1.9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Metal</text:p>
          </table:table-cell>
          <table:table-cell office:value-type="float" office:value="-945.27109072" calcext:value-type="float">
            <text:p>-945.2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E207]-[.F207]-[.G207]" office:value-type="float" office:value="-1.91680952999994" calcext:value-type="float">
            <text:p>-1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Hole</text:p>
          </table:table-cell>
          <table:table-cell office:value-type="float" office:value="-945.2864212" calcext:value-type="float">
            <text:p>-945.2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E208]-[.F208]-[.G208]" office:value-type="float" office:value="-1.93214000999993" calcext:value-type="float">
            <text:p>-1.9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Hole</text:p>
          </table:table-cell>
          <table:table-cell office:value-type="float" office:value="-945.27288513" calcext:value-type="float">
            <text:p>-945.2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E209]-[.F209]-[.G209]" office:value-type="float" office:value="-1.91860393999994" calcext:value-type="float">
            <text:p>-1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Hole</text:p>
          </table:table-cell>
          <table:table-cell office:value-type="float" office:value="-945.2637874" calcext:value-type="float">
            <text:p>-945.2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E210]-[.F210]-[.G210]" office:value-type="float" office:value="-1.90950620999993" calcext:value-type="float">
            <text:p>-1.9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3.67177687" calcext:value-type="float">
            <text:p>-943.6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E211]-[.F211]-[.G211]" office:value-type="float" office:value="-0.317495680000007" calcext:value-type="float">
            <text:p>-0.3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Metal Bridge</text:p>
          </table:table-cell>
          <table:table-cell office:value-type="float" office:value="-944.03609414" calcext:value-type="float">
            <text:p>-944.0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E212]-[.F212]-[.G212]" office:value-type="float" office:value="-0.681812950000023" calcext:value-type="float">
            <text:p>-0.6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Metal</text:p>
          </table:table-cell>
          <table:table-cell office:value-type="float" office:value="-962.13145767" calcext:value-type="float">
            <text:p>-962.1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E213]-[.F213]-[.G213]" office:value-type="float" office:value="-1.98182015" calcext:value-type="float">
            <text:p>-1.9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Metal</text:p>
          </table:table-cell>
          <table:table-cell office:value-type="float" office:value="-962.19688703" calcext:value-type="float">
            <text:p>-962.2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E214]-[.F214]-[.G214]" office:value-type="float" office:value="-2.04724950999994" calcext:value-type="float">
            <text:p>-2.0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62.071669" calcext:value-type="float">
            <text:p>-962.0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E215]-[.F215]-[.G215]" office:value-type="float" office:value="-1.92203148000002" calcext:value-type="float">
            <text:p>-1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60.58406039" calcext:value-type="float">
            <text:p>-960.5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E216]-[.F216]-[.G216]" office:value-type="float" office:value="-0.434422869999963" calcext:value-type="float">
            <text:p>-0.4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62.16772498" calcext:value-type="float">
            <text:p>-962.1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E217]-[.F217]-[.G217]" office:value-type="float" office:value="-2.01808745999998" calcext:value-type="float">
            <text:p>-2.0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62.18157873" calcext:value-type="float">
            <text:p>-962.1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E218]-[.F218]-[.G218]" office:value-type="float" office:value="-2.03194120999993" calcext:value-type="float">
            <text:p>-2.0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4.85292755" calcext:value-type="float">
            <text:p>-944.8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3.87890318" calcext:value-type="float">
            <text:p>-43.88</text:p>
          </table:table-cell>
          <table:table-cell table:formula="of:=[.E219]-[.F219]-[.G219]" office:value-type="float" office:value="-1.91094492999998" calcext:value-type="float">
            <text:p>-1.9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</text:p>
          </table:table-cell>
          <table:table-cell office:value-type="float" office:value="-944.86412824" calcext:value-type="float">
            <text:p>-944.8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3.87890318" calcext:value-type="float">
            <text:p>-43.88</text:p>
          </table:table-cell>
          <table:table-cell table:formula="of:=[.E220]-[.F220]-[.G220]" office:value-type="float" office:value="-1.92214561999999" calcext:value-type="float">
            <text:p>-1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</text:p>
          </table:table-cell>
          <table:table-cell office:value-type="float" office:value="-944.76543047" calcext:value-type="float">
            <text:p>-944.7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3.87890318" calcext:value-type="float">
            <text:p>-43.88</text:p>
          </table:table-cell>
          <table:table-cell table:formula="of:=[.E221]-[.F221]-[.G221]" office:value-type="float" office:value="-1.82344784999993" calcext:value-type="float">
            <text:p>-1.8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Oxygen</text:p>
          </table:table-cell>
          <table:table-cell office:value-type="float" office:value="-943.19437594" calcext:value-type="float">
            <text:p>-943.1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3.87890318" calcext:value-type="float">
            <text:p>-43.88</text:p>
          </table:table-cell>
          <table:table-cell table:formula="of:=[.E222]-[.F222]-[.G222]" office:value-type="float" office:value="-0.25239331999996" calcext:value-type="float">
            <text:p>-0.2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Oxygen</text:p>
          </table:table-cell>
          <table:table-cell office:value-type="float" office:value="-943.59114405" calcext:value-type="float">
            <text:p>-943.5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3.87890318" calcext:value-type="float">
            <text:p>-43.88</text:p>
          </table:table-cell>
          <table:table-cell table:formula="of:=[.E223]-[.F223]-[.G223]" office:value-type="float" office:value="-0.64916143" calcext:value-type="float">
            <text:p>-0.6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</text:p>
          </table:table-cell>
          <table:table-cell office:value-type="float" office:value="-938.04471694" calcext:value-type="float">
            <text:p>-938.0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24]-[.F224]-[.G224]" office:value-type="float" office:value="-1.83699448999992" calcext:value-type="float">
            <text:p>-1.8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</text:p>
          </table:table-cell>
          <table:table-cell office:value-type="float" office:value="-937.09051219" calcext:value-type="float">
            <text:p>-937.0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25]-[.F225]-[.G225]" office:value-type="float" office:value="-0.88278974" calcext:value-type="float">
            <text:p>-0.8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Hole</text:p>
          </table:table-cell>
          <table:table-cell office:value-type="float" office:value="-938.28851815" calcext:value-type="float">
            <text:p>-938.2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26]-[.F226]-[.G226]" office:value-type="float" office:value="-2.08079569999993" calcext:value-type="float">
            <text:p>-2.0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Hole</text:p>
          </table:table-cell>
          <table:table-cell office:value-type="float" office:value="-938.04906839" calcext:value-type="float">
            <text:p>-938.0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27]-[.F227]-[.G227]" office:value-type="float" office:value="-1.84134593999998" calcext:value-type="float">
            <text:p>-1.8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6.77115182" calcext:value-type="float">
            <text:p>-936.7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28]-[.F228]-[.G228]" office:value-type="float" office:value="-0.563429369999973" calcext:value-type="float">
            <text:p>-0.5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6.28261112" calcext:value-type="float">
            <text:p>-936.2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29]-[.F229]-[.G229]" office:value-type="float" office:value="-0.0748886699999289" calcext:value-type="float">
            <text:p>-0.0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Oxygen Bridge</text:p>
          </table:table-cell>
          <table:table-cell office:value-type="float" office:value="-938.73086558" calcext:value-type="float">
            <text:p>-938.7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30]-[.F230]-[.G230]" office:value-type="float" office:value="-2.52314312999997" calcext:value-type="float">
            <text:p>-2.5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8.27567699" calcext:value-type="float">
            <text:p>-938.2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31]-[.F231]-[.G231]" office:value-type="float" office:value="-2.06795453999994" calcext:value-type="float">
            <text:p>-2.0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Metal</text:p>
          </table:table-cell>
          <table:table-cell office:value-type="float" office:value="-930.16145857" calcext:value-type="float">
            <text:p>-930.1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9.89466833" calcext:value-type="float">
            <text:p>-29.89</text:p>
          </table:table-cell>
          <table:table-cell table:formula="of:=[.E232]-[.F232]-[.G232]" office:value-type="float" office:value="-1.20371080000001" calcext:value-type="float">
            <text:p>-1.2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Metal</text:p>
          </table:table-cell>
          <table:table-cell office:value-type="float" office:value="-930.23586142" calcext:value-type="float">
            <text:p>-930.2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9.89466833" calcext:value-type="float">
            <text:p>-29.89</text:p>
          </table:table-cell>
          <table:table-cell table:formula="of:=[.E233]-[.F233]-[.G233]" office:value-type="float" office:value="-1.27811364999997" calcext:value-type="float">
            <text:p>-1.2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Hole</text:p>
          </table:table-cell>
          <table:table-cell office:value-type="float" office:value="-930.10764916" calcext:value-type="float">
            <text:p>-930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9.89466833" calcext:value-type="float">
            <text:p>-29.89</text:p>
          </table:table-cell>
          <table:table-cell table:formula="of:=[.E234]-[.F234]-[.G234]" office:value-type="float" office:value="-1.14990139000003" calcext:value-type="float">
            <text:p>-1.1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9.1552216" calcext:value-type="float">
            <text:p>-929.1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9.89466833" calcext:value-type="float">
            <text:p>-29.89</text:p>
          </table:table-cell>
          <table:table-cell table:formula="of:=[.E235]-[.F235]-[.G235]" office:value-type="float" office:value="-0.197473829999982" calcext:value-type="float">
            <text:p>-0.2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Metal Bridge</text:p>
          </table:table-cell>
          <table:table-cell office:value-type="float" office:value="-931.43827807" calcext:value-type="float">
            <text:p>-931.4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9.89466833" calcext:value-type="float">
            <text:p>-29.89</text:p>
          </table:table-cell>
          <table:table-cell table:formula="of:=[.E236]-[.F236]-[.G236]" office:value-type="float" office:value="-2.4805303" calcext:value-type="float">
            <text:p>-2.4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Metal</text:p>
          </table:table-cell>
          <table:table-cell office:value-type="float" office:value="-947.69639115" calcext:value-type="float">
            <text:p>-947.7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37]-[.F237]-[.G237]" office:value-type="float" office:value="-1.85171051999993" calcext:value-type="float">
            <text:p>-1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Metal</text:p>
          </table:table-cell>
          <table:table-cell office:value-type="float" office:value="-947.08639209" calcext:value-type="float">
            <text:p>-947.0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38]-[.F238]-[.G238]" office:value-type="float" office:value="-1.24171145999998" calcext:value-type="float">
            <text:p>-1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Hole</text:p>
          </table:table-cell>
          <table:table-cell office:value-type="float" office:value="-947.24902738" calcext:value-type="float">
            <text:p>-947.2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39]-[.F239]-[.G239]" office:value-type="float" office:value="-1.40434675" calcext:value-type="float">
            <text:p>-1.4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Hole</text:p>
          </table:table-cell>
          <table:table-cell office:value-type="float" office:value="-946.84350786" calcext:value-type="float">
            <text:p>-946.8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40]-[.F240]-[.G240]" office:value-type="float" office:value="-0.998827230000018" calcext:value-type="float">
            <text:p>-1.0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Oxygen</text:p>
          </table:table-cell>
          <table:table-cell office:value-type="float" office:value="-945.96714958" calcext:value-type="float">
            <text:p>-945.9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41]-[.F241]-[.G241]" office:value-type="float" office:value="-0.122468949999927" calcext:value-type="float">
            <text:p>-0.1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Oxygen</text:p>
          </table:table-cell>
          <table:table-cell office:value-type="float" office:value="-947.18586894" calcext:value-type="float">
            <text:p>-947.1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42]-[.F242]-[.G242]" office:value-type="float" office:value="-1.34118830999995" calcext:value-type="float">
            <text:p>-1.3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Oxygen Bridge</text:p>
          </table:table-cell>
          <table:table-cell office:value-type="float" office:value="-947.58291785" calcext:value-type="float">
            <text:p>-947.5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43]-[.F243]-[.G243]" office:value-type="float" office:value="-1.73823721999992" calcext:value-type="float">
            <text:p>-1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7.16622613" calcext:value-type="float">
            <text:p>-947.1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44]-[.F244]-[.G244]" office:value-type="float" office:value="-1.32154550000001" calcext:value-type="float">
            <text:p>-1.3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Metal Bridge</text:p>
          </table:table-cell>
          <table:table-cell office:value-type="float" office:value="-948.34911539" calcext:value-type="float">
            <text:p>-948.3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45]-[.F245]-[.G245]" office:value-type="float" office:value="-2.50443475999992" calcext:value-type="float">
            <text:p>-2.5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3.589207" calcext:value-type="float">
            <text:p>-943.5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46]-[.F246]-[.G246]" office:value-type="float" office:value="-1.86836991999996" calcext:value-type="float">
            <text:p>-1.8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</text:p>
          </table:table-cell>
          <table:table-cell office:value-type="float" office:value="-943.3833388" calcext:value-type="float">
            <text:p>-943.3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47]-[.F247]-[.G247]" office:value-type="float" office:value="-1.66250172000002" calcext:value-type="float">
            <text:p>-1.6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</text:p>
          </table:table-cell>
          <table:table-cell office:value-type="float" office:value="-943.57276992" calcext:value-type="float">
            <text:p>-94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48]-[.F248]-[.G248]" office:value-type="float" office:value="-1.85193284000002" calcext:value-type="float">
            <text:p>-1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3.58336707" calcext:value-type="float">
            <text:p>-943.5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49]-[.F249]-[.G249]" office:value-type="float" office:value="-1.86252998999998" calcext:value-type="float">
            <text:p>-1.8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Oxygen</text:p>
          </table:table-cell>
          <table:table-cell office:value-type="float" office:value="-944.180797" calcext:value-type="float">
            <text:p>-944.1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50]-[.F250]-[.G250]" office:value-type="float" office:value="-2.45995991999996" calcext:value-type="float">
            <text:p>-2.4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Oxygen Bridge</text:p>
          </table:table-cell>
          <table:table-cell office:value-type="float" office:value="-944.15113674" calcext:value-type="float">
            <text:p>-944.1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51]-[.F251]-[.G251]" office:value-type="float" office:value="-2.43029965999995" calcext:value-type="float">
            <text:p>-2.4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Oxygen Bridge</text:p>
          </table:table-cell>
          <table:table-cell office:value-type="float" office:value="-942.24698845" calcext:value-type="float">
            <text:p>-942.2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52]-[.F252]-[.G252]" office:value-type="float" office:value="-0.52615136999998" calcext:value-type="float">
            <text:p>-0.5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 Bridge</text:p>
          </table:table-cell>
          <table:table-cell office:value-type="float" office:value="-943.57360398" calcext:value-type="float">
            <text:p>-94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53]-[.F253]-[.G253]" office:value-type="float" office:value="-1.85276690000001" calcext:value-type="float">
            <text:p>-1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 Bridge</text:p>
          </table:table-cell>
          <table:table-cell office:value-type="float" office:value="-942.34047772" calcext:value-type="float">
            <text:p>-942.3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54]-[.F254]-[.G254]" office:value-type="float" office:value="-0.619640639999943" calcext:value-type="float">
            <text:p>-0.6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</text:p>
          </table:table-cell>
          <table:table-cell office:value-type="float" office:value="-936.00093267" calcext:value-type="float">
            <text:p>-936.0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E255]-[.F255]-[.G255]" office:value-type="float" office:value="-0.371330689999972" calcext:value-type="float">
            <text:p>-0.3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</text:p>
          </table:table-cell>
          <table:table-cell office:value-type="float" office:value="-935.98906496" calcext:value-type="float">
            <text:p>-935.9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E256]-[.F256]-[.G256]" office:value-type="float" office:value="-0.359462979999925" calcext:value-type="float">
            <text:p>-0.3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</text:p>
          </table:table-cell>
          <table:table-cell office:value-type="float" office:value="-936.88503714" calcext:value-type="float">
            <text:p>-936.8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E257]-[.F257]-[.G257]" office:value-type="float" office:value="-1.25543515999998" calcext:value-type="float">
            <text:p>-1.2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5.72875628" calcext:value-type="float">
            <text:p>-935.7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E258]-[.F258]-[.G258]" office:value-type="float" office:value="-0.0991542999999453" calcext:value-type="float">
            <text:p>-0.1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Oxygen</text:p>
          </table:table-cell>
          <table:table-cell office:value-type="float" office:value="-934.74784059" calcext:value-type="float">
            <text:p>-934.7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E259]-[.F259]-[.G259]" office:value-type="float" office:value="0.881761390000015" calcext:value-type="float">
            <text:p>0.8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Oxygen</text:p>
          </table:table-cell>
          <table:table-cell office:value-type="float" office:value="-934.78029792" calcext:value-type="float">
            <text:p>-934.7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E260]-[.F260]-[.G260]" office:value-type="float" office:value="0.849304060000073" calcext:value-type="float">
            <text:p>0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 Bridge</text:p>
          </table:table-cell>
          <table:table-cell office:value-type="float" office:value="-936.06909158" calcext:value-type="float">
            <text:p>-936.0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E261]-[.F261]-[.G261]" office:value-type="float" office:value="-0.439489599999938" calcext:value-type="float">
            <text:p>-0.4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</text:p>
          </table:table-cell>
          <table:table-cell office:value-type="float" office:value="-952.8054562" calcext:value-type="float">
            <text:p>-952.8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62]-[.F262]-[.G262]" office:value-type="float" office:value="-1.63187328999996" calcext:value-type="float">
            <text:p>-1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</text:p>
          </table:table-cell>
          <table:table-cell office:value-type="float" office:value="-952.86655482" calcext:value-type="float">
            <text:p>-952.8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63]-[.F263]-[.G263]" office:value-type="float" office:value="-1.69297191000001" calcext:value-type="float">
            <text:p>-1.6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</text:p>
          </table:table-cell>
          <table:table-cell office:value-type="float" office:value="-952.63754628" calcext:value-type="float">
            <text:p>-952.6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64]-[.F264]-[.G264]" office:value-type="float" office:value="-1.46396337000002" calcext:value-type="float">
            <text:p>-1.4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Hole</text:p>
          </table:table-cell>
          <table:table-cell office:value-type="float" office:value="-952.88914741" calcext:value-type="float">
            <text:p>-952.8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65]-[.F265]-[.G265]" office:value-type="float" office:value="-1.71556449999994" calcext:value-type="float">
            <text:p>-1.7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Hole</text:p>
          </table:table-cell>
          <table:table-cell office:value-type="float" office:value="-952.71480492" calcext:value-type="float">
            <text:p>-952.7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66]-[.F266]-[.G266]" office:value-type="float" office:value="-1.54122200999998" calcext:value-type="float">
            <text:p>-1.5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Oxygen</text:p>
          </table:table-cell>
          <table:table-cell office:value-type="float" office:value="-952.73293241" calcext:value-type="float">
            <text:p>-952.7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67]-[.F267]-[.G267]" office:value-type="float" office:value="-1.55934949999997" calcext:value-type="float">
            <text:p>-1.5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Oxygen</text:p>
          </table:table-cell>
          <table:table-cell office:value-type="float" office:value="-951.47593691" calcext:value-type="float">
            <text:p>-951.4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68]-[.F268]-[.G268]" office:value-type="float" office:value="-0.302353999999951" calcext:value-type="float">
            <text:p>-0.3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53.1380508" calcext:value-type="float">
            <text:p>-953.1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69]-[.F269]-[.G269]" office:value-type="float" office:value="-1.96446788999995" calcext:value-type="float">
            <text:p>-1.9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53.122437" calcext:value-type="float">
            <text:p>-953.1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70]-[.F270]-[.G270]" office:value-type="float" office:value="-1.94885408999997" calcext:value-type="float">
            <text:p>-1.9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Metal</text:p>
          </table:table-cell>
          <table:table-cell office:value-type="float" office:value="-933.63849636" calcext:value-type="float">
            <text:p>-933.64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71]-[.F271]-[.G271]" office:value-type="float" office:value="-1.45142777999995" calcext:value-type="float">
            <text:p>-1.4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Metal</text:p>
          </table:table-cell>
          <table:table-cell office:value-type="float" office:value="-934.16782707" calcext:value-type="float">
            <text:p>-934.17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72]-[.F272]-[.G272]" office:value-type="float" office:value="-1.98075849000002" calcext:value-type="float">
            <text:p>-1.9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Hole</text:p>
          </table:table-cell>
          <table:table-cell office:value-type="float" office:value="-933.95522876" calcext:value-type="float">
            <text:p>-933.9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73]-[.F273]-[.G273]" office:value-type="float" office:value="-1.76816017999993" calcext:value-type="float">
            <text:p>-1.7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Hole</text:p>
          </table:table-cell>
          <table:table-cell office:value-type="float" office:value="-934.44363267" calcext:value-type="float">
            <text:p>-934.44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74]-[.F274]-[.G274]" office:value-type="float" office:value="-2.25656409000003" calcext:value-type="float">
            <text:p>-2.2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2.46372403" calcext:value-type="float">
            <text:p>-932.4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75]-[.F275]-[.G275]" office:value-type="float" office:value="-0.276655449999957" calcext:value-type="float">
            <text:p>-0.2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Oxygen Bridge</text:p>
          </table:table-cell>
          <table:table-cell office:value-type="float" office:value="-932.65527398" calcext:value-type="float">
            <text:p>-932.6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76]-[.F276]-[.G276]" office:value-type="float" office:value="-0.468205399999924" calcext:value-type="float">
            <text:p>-0.4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Oxygen Bridge</text:p>
          </table:table-cell>
          <table:table-cell office:value-type="float" office:value="-932.66844917" calcext:value-type="float">
            <text:p>-932.67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77]-[.F277]-[.G277]" office:value-type="float" office:value="-0.481380590000008" calcext:value-type="float">
            <text:p>-0.4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Metal Bridge</text:p>
          </table:table-cell>
          <table:table-cell office:value-type="float" office:value="-934.17053468" calcext:value-type="float">
            <text:p>-934.17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78]-[.F278]-[.G278]" office:value-type="float" office:value="-1.98346609999992" calcext:value-type="float">
            <text:p>-1.9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Metal Bridge</text:p>
          </table:table-cell>
          <table:table-cell office:value-type="float" office:value="-933.63853464" calcext:value-type="float">
            <text:p>-933.64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79]-[.F279]-[.G279]" office:value-type="float" office:value="-1.45146605999997" calcext:value-type="float">
            <text:p>-1.4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</text:p>
          </table:table-cell>
          <table:table-cell office:value-type="float" office:value="-941.41709584" calcext:value-type="float">
            <text:p>-941.4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280]-[.F280]-[.G280]" office:value-type="float" office:value="-2.20259428999998" calcext:value-type="float">
            <text:p>-2.2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</text:p>
          </table:table-cell>
          <table:table-cell office:value-type="float" office:value="-940.71275864" calcext:value-type="float">
            <text:p>-940.7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281]-[.F281]-[.G281]" office:value-type="float" office:value="-1.49825708999992" calcext:value-type="float">
            <text:p>-1.5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0.72552258" calcext:value-type="float">
            <text:p>-940.73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282]-[.F282]-[.G282]" office:value-type="float" office:value="-1.51102102999994" calcext:value-type="float">
            <text:p>-1.5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54861834" calcext:value-type="float">
            <text:p>-939.5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283]-[.F283]-[.G283]" office:value-type="float" office:value="-0.334116789999939" calcext:value-type="float">
            <text:p>-0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9.60983743" calcext:value-type="float">
            <text:p>-939.6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284]-[.F284]-[.G284]" office:value-type="float" office:value="-0.395335879999948" calcext:value-type="float">
            <text:p>-0.4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1.57158954" calcext:value-type="float">
            <text:p>-941.57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285]-[.F285]-[.G285]" office:value-type="float" office:value="-2.35708798999997" calcext:value-type="float">
            <text:p>-2.3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7.51415256" calcext:value-type="float">
            <text:p>-957.5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286]-[.F286]-[.G286]" office:value-type="float" office:value="-1.54873185999993" calcext:value-type="float">
            <text:p>-1.5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58.18098503" calcext:value-type="float">
            <text:p>-958.18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287]-[.F287]-[.G287]" office:value-type="float" office:value="-2.21556432999996" calcext:value-type="float">
            <text:p>-2.2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8.20205949" calcext:value-type="float">
            <text:p>-958.20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288]-[.F288]-[.G288]" office:value-type="float" office:value="-2.23663878999999" calcext:value-type="float">
            <text:p>-2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Oxygen Bridge</text:p>
          </table:table-cell>
          <table:table-cell office:value-type="float" office:value="-956.38289191" calcext:value-type="float">
            <text:p>-956.38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289]-[.F289]-[.G289]" office:value-type="float" office:value="-0.417471209999988" calcext:value-type="float">
            <text:p>-0.4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58.46122204" calcext:value-type="float">
            <text:p>-958.4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290]-[.F290]-[.G290]" office:value-type="float" office:value="-2.49580134000003" calcext:value-type="float">
            <text:p>-2.5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78.24757783" calcext:value-type="float">
            <text:p>-878.2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4.03812657" calcext:value-type="float">
            <text:p>-24.04</text:p>
          </table:table-cell>
          <table:table-cell table:formula="of:=[.E291]-[.F291]-[.G291]" office:value-type="float" office:value="-0.732622919999958" calcext:value-type="float">
            <text:p>-0.7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78.24789934" calcext:value-type="float">
            <text:p>-878.2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4.03812657" calcext:value-type="float">
            <text:p>-24.04</text:p>
          </table:table-cell>
          <table:table-cell table:formula="of:=[.E292]-[.F292]-[.G292]" office:value-type="float" office:value="-0.732944430000007" calcext:value-type="float">
            <text:p>-0.7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77.6054531" calcext:value-type="float">
            <text:p>-877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4.03812657" calcext:value-type="float">
            <text:p>-24.04</text:p>
          </table:table-cell>
          <table:table-cell table:formula="of:=[.E293]-[.F293]-[.G293]" office:value-type="float" office:value="-0.0904981899999804" calcext:value-type="float">
            <text:p>-0.0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77.62922725" calcext:value-type="float">
            <text:p>-877.6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4.03812657" calcext:value-type="float">
            <text:p>-24.04</text:p>
          </table:table-cell>
          <table:table-cell table:formula="of:=[.E294]-[.F294]-[.G294]" office:value-type="float" office:value="-0.114272339999989" calcext:value-type="float">
            <text:p>-0.1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77.83810834" calcext:value-type="float">
            <text:p>-877.8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4.03812657" calcext:value-type="float">
            <text:p>-24.04</text:p>
          </table:table-cell>
          <table:table-cell table:formula="of:=[.E295]-[.F295]-[.G295]" office:value-type="float" office:value="-0.323153429999966" calcext:value-type="float">
            <text:p>-0.3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</text:p>
          </table:table-cell>
          <table:table-cell office:value-type="float" office:value="-894.98186235" calcext:value-type="float">
            <text:p>-894.9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E296]-[.F296]-[.G296]" office:value-type="float" office:value="-0.977836610000033" calcext:value-type="float">
            <text:p>-0.9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</text:p>
          </table:table-cell>
          <table:table-cell office:value-type="float" office:value="-894.84350749" calcext:value-type="float">
            <text:p>-894.8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E297]-[.F297]-[.G297]" office:value-type="float" office:value="-0.839481749999983" calcext:value-type="float">
            <text:p>-0.8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94.82617111" calcext:value-type="float">
            <text:p>-894.8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E298]-[.F298]-[.G298]" office:value-type="float" office:value="-0.822145370000023" calcext:value-type="float">
            <text:p>-0.8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4.20091748" calcext:value-type="float">
            <text:p>-894.2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E299]-[.F299]-[.G299]" office:value-type="float" office:value="-0.196891740000048" calcext:value-type="float">
            <text:p>-0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6.08350533" calcext:value-type="float">
            <text:p>-896.0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E300]-[.F300]-[.G300]" office:value-type="float" office:value="-2.07947958999998" calcext:value-type="float">
            <text:p>-2.0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95.0253793" calcext:value-type="float">
            <text:p>-895.0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E301]-[.F301]-[.G301]" office:value-type="float" office:value="-1.02135356000006" calcext:value-type="float">
            <text:p>-1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87.37338042" calcext:value-type="float">
            <text:p>-887.3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1.98468456" calcext:value-type="float">
            <text:p>-31.98</text:p>
          </table:table-cell>
          <table:table-cell table:formula="of:=[.E302]-[.F302]-[.G302]" office:value-type="float" office:value="-1.91186751999999" calcext:value-type="float">
            <text:p>-1.9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87.37780922" calcext:value-type="float">
            <text:p>-887.3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1.98468456" calcext:value-type="float">
            <text:p>-31.98</text:p>
          </table:table-cell>
          <table:table-cell table:formula="of:=[.E303]-[.F303]-[.G303]" office:value-type="float" office:value="-1.91629632000002" calcext:value-type="float">
            <text:p>-1.9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7.83185274" calcext:value-type="float">
            <text:p>-887.8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1.98468456" calcext:value-type="float">
            <text:p>-31.98</text:p>
          </table:table-cell>
          <table:table-cell table:formula="of:=[.E304]-[.F304]-[.G304]" office:value-type="float" office:value="-2.37033984000005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6.65920891" calcext:value-type="float">
            <text:p>-886.6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1.98468456" calcext:value-type="float">
            <text:p>-31.98</text:p>
          </table:table-cell>
          <table:table-cell table:formula="of:=[.E305]-[.F305]-[.G305]" office:value-type="float" office:value="-1.19769600999996" calcext:value-type="float">
            <text:p>-1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87.51146699" calcext:value-type="float">
            <text:p>-887.5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1.98468456" calcext:value-type="float">
            <text:p>-31.98</text:p>
          </table:table-cell>
          <table:table-cell table:formula="of:=[.E306]-[.F306]-[.G306]" office:value-type="float" office:value="-2.04995409000003" calcext:value-type="float">
            <text:p>-2.0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office:value-type="float" office:value="-911.4487183" calcext:value-type="float">
            <text:p>-911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07]-[.F307]-[.G307]" office:value-type="float" office:value="-0.87643413" calcext:value-type="float">
            <text:p>-0.8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office:value-type="float" office:value="-911.70713094" calcext:value-type="float">
            <text:p>-911.7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08]-[.F308]-[.G308]" office:value-type="float" office:value="-1.13484676999996" calcext:value-type="float">
            <text:p>-1.1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Hole</text:p>
          </table:table-cell>
          <table:table-cell office:value-type="float" office:value="-911.47662985" calcext:value-type="float">
            <text:p>-911.4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09]-[.F309]-[.G309]" office:value-type="float" office:value="-0.904345679999999" calcext:value-type="float">
            <text:p>-0.9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Hole</text:p>
          </table:table-cell>
          <table:table-cell office:value-type="float" office:value="-911.96623551" calcext:value-type="float">
            <text:p>-911.9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10]-[.F310]-[.G310]" office:value-type="float" office:value="-1.39395134000005" calcext:value-type="float">
            <text:p>-1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</text:p>
          </table:table-cell>
          <table:table-cell office:value-type="float" office:value="-910.80087505" calcext:value-type="float">
            <text:p>-910.8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11]-[.F311]-[.G311]" office:value-type="float" office:value="-0.228590879999949" calcext:value-type="float">
            <text:p>-0.2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</text:p>
          </table:table-cell>
          <table:table-cell office:value-type="float" office:value="-910.7487672" calcext:value-type="float">
            <text:p>-910.7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12]-[.F312]-[.G312]" office:value-type="float" office:value="-0.176483029999979" calcext:value-type="float">
            <text:p>-0.1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</text:p>
          </table:table-cell>
          <table:table-cell office:value-type="float" office:value="-911.70889398" calcext:value-type="float">
            <text:p>-911.7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13]-[.F313]-[.G313]" office:value-type="float" office:value="-1.13660980999997" calcext:value-type="float">
            <text:p>-1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12.98633961" calcext:value-type="float">
            <text:p>-912.9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14]-[.F314]-[.G314]" office:value-type="float" office:value="-2.41405543999996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 Bridge</text:p>
          </table:table-cell>
          <table:table-cell office:value-type="float" office:value="-910.99043297" calcext:value-type="float">
            <text:p>-910.9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15]-[.F315]-[.G315]" office:value-type="float" office:value="-0.418148800000033" calcext:value-type="float">
            <text:p>-0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 Bridge</text:p>
          </table:table-cell>
          <table:table-cell office:value-type="float" office:value="-911.68567885" calcext:value-type="float">
            <text:p>-911.6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16]-[.F316]-[.G316]" office:value-type="float" office:value="-1.11339468000005" calcext:value-type="float">
            <text:p>-1.1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04.31365641" calcext:value-type="float">
            <text:p>-904.3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17]-[.F317]-[.G317]" office:value-type="float" office:value="-2.12670927000003" calcext:value-type="float">
            <text:p>-2.1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04.40309837" calcext:value-type="float">
            <text:p>-904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18]-[.F318]-[.G318]" office:value-type="float" office:value="-2.21615122999996" calcext:value-type="float">
            <text:p>-2.2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Oxygen</text:p>
          </table:table-cell>
          <table:table-cell office:value-type="float" office:value="-902.44695833" calcext:value-type="float">
            <text:p>-902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19]-[.F319]-[.G319]" office:value-type="float" office:value="-0.260011190000036" calcext:value-type="float">
            <text:p>-0.2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Oxygen</text:p>
          </table:table-cell>
          <table:table-cell office:value-type="float" office:value="-902.34594618" calcext:value-type="float">
            <text:p>-902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20]-[.F320]-[.G320]" office:value-type="float" office:value="-0.158999040000062" calcext:value-type="float">
            <text:p>-0.1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Oxygen Bridge</text:p>
          </table:table-cell>
          <table:table-cell office:value-type="float" office:value="-903.46309602" calcext:value-type="float">
            <text:p>-903.4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21]-[.F321]-[.G321]" office:value-type="float" office:value="-1.27614887999997" calcext:value-type="float">
            <text:p>-1.2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Oxygen Bridge</text:p>
          </table:table-cell>
          <table:table-cell office:value-type="float" office:value="-903.7371344" calcext:value-type="float">
            <text:p>-903.7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22]-[.F322]-[.G322]" office:value-type="float" office:value="-1.55018725999995" calcext:value-type="float">
            <text:p>-1.5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Metal Bridge</text:p>
          </table:table-cell>
          <table:table-cell office:value-type="float" office:value="-904.18850718" calcext:value-type="float">
            <text:p>-904.1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23]-[.F323]-[.G323]" office:value-type="float" office:value="-2.00156003999999" calcext:value-type="float">
            <text:p>-2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Metal Bridge</text:p>
          </table:table-cell>
          <table:table-cell office:value-type="float" office:value="-904.39908027" calcext:value-type="float">
            <text:p>-904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24]-[.F324]-[.G324]" office:value-type="float" office:value="-2.21213313000002" calcext:value-type="float">
            <text:p>-2.2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</text:p>
          </table:table-cell>
          <table:table-cell office:value-type="float" office:value="-893.92774304" calcext:value-type="float">
            <text:p>-893.9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E325]-[.F325]-[.G325]" office:value-type="float" office:value="-0.61278042" calcext:value-type="float">
            <text:p>-0.6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</text:p>
          </table:table-cell>
          <table:table-cell office:value-type="float" office:value="-895.1298506" calcext:value-type="float">
            <text:p>-895.1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E326]-[.F326]-[.G326]" office:value-type="float" office:value="-1.81488798000006" calcext:value-type="float">
            <text:p>-1.8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</text:p>
          </table:table-cell>
          <table:table-cell office:value-type="float" office:value="-895.27448675" calcext:value-type="float">
            <text:p>-895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E327]-[.F327]-[.G327]" office:value-type="float" office:value="-1.95952413000006" calcext:value-type="float">
            <text:p>-1.9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95.26779851" calcext:value-type="float">
            <text:p>-895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E328]-[.F328]-[.G328]" office:value-type="float" office:value="-1.95283589000004" calcext:value-type="float">
            <text:p>-1.9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3.46949102" calcext:value-type="float">
            <text:p>-893.4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E329]-[.F329]-[.G329]" office:value-type="float" office:value="-0.154528399999968" calcext:value-type="float">
            <text:p>-0.1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Oxygen Bridge</text:p>
          </table:table-cell>
          <table:table-cell office:value-type="float" office:value="-895.9083473" calcext:value-type="float">
            <text:p>-895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E330]-[.F330]-[.G330]" office:value-type="float" office:value="-2.59338467999995" calcext:value-type="float">
            <text:p>-2.5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95.18984417" calcext:value-type="float">
            <text:p>-895.1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E331]-[.F331]-[.G331]" office:value-type="float" office:value="-1.87488155000002" calcext:value-type="float">
            <text:p>-1.8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78.44981139" calcext:value-type="float">
            <text:p>-878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95142042" calcext:value-type="float">
            <text:p>-22.95</text:p>
          </table:table-cell>
          <table:table-cell table:formula="of:=[.E332]-[.F332]-[.G332]" office:value-type="float" office:value="-2.02156263000004" calcext:value-type="float">
            <text:p>-2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Hole</text:p>
          </table:table-cell>
          <table:table-cell office:value-type="float" office:value="-878.94722285" calcext:value-type="float">
            <text:p>-878.9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95142042" calcext:value-type="float">
            <text:p>-22.95</text:p>
          </table:table-cell>
          <table:table-cell table:formula="of:=[.E333]-[.F333]-[.G333]" office:value-type="float" office:value="-2.51897409" calcext:value-type="float">
            <text:p>-2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78.44962835" calcext:value-type="float">
            <text:p>-878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95142042" calcext:value-type="float">
            <text:p>-22.95</text:p>
          </table:table-cell>
          <table:table-cell table:formula="of:=[.E334]-[.F334]-[.G334]" office:value-type="float" office:value="-2.02137959000001" calcext:value-type="float">
            <text:p>-2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78.44927566" calcext:value-type="float">
            <text:p>-878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95142042" calcext:value-type="float">
            <text:p>-22.95</text:p>
          </table:table-cell>
          <table:table-cell table:formula="of:=[.E335]-[.F335]-[.G335]" office:value-type="float" office:value="-2.02102690000001" calcext:value-type="float">
            <text:p>-2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78.99249004" calcext:value-type="float">
            <text:p>-878.9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95142042" calcext:value-type="float">
            <text:p>-22.95</text:p>
          </table:table-cell>
          <table:table-cell table:formula="of:=[.E336]-[.F336]-[.G336]" office:value-type="float" office:value="-2.56424128000001" calcext:value-type="float">
            <text:p>-2.5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Metal</text:p>
          </table:table-cell>
          <table:table-cell office:value-type="float" office:value="-884.98088379" calcext:value-type="float">
            <text:p>-884.9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E337]-[.F337]-[.G337]" office:value-type="float" office:value="-1.27926827000001" calcext:value-type="float">
            <text:p>-1.2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Metal</text:p>
          </table:table-cell>
          <table:table-cell office:value-type="float" office:value="-885.55344964" calcext:value-type="float">
            <text:p>-885.5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E338]-[.F338]-[.G338]" office:value-type="float" office:value="-1.85183412000006" calcext:value-type="float">
            <text:p>-1.8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Hole</text:p>
          </table:table-cell>
          <table:table-cell office:value-type="float" office:value="-884.97752232" calcext:value-type="float">
            <text:p>-884.9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E339]-[.F339]-[.G339]" office:value-type="float" office:value="-1.27590680000005" calcext:value-type="float">
            <text:p>-1.2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Hole</text:p>
          </table:table-cell>
          <table:table-cell office:value-type="float" office:value="-886.09144239" calcext:value-type="float">
            <text:p>-886.0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E340]-[.F340]-[.G340]" office:value-type="float" office:value="-2.38982687" calcext:value-type="float">
            <text:p>-2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3.86334044" calcext:value-type="float">
            <text:p>-883.8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E341]-[.F341]-[.G341]" office:value-type="float" office:value="-0.161724920000005" calcext:value-type="float">
            <text:p>-0.1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6.09386256" calcext:value-type="float">
            <text:p>-886.0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E342]-[.F342]-[.G342]" office:value-type="float" office:value="-2.39224704000005" calcext:value-type="float">
            <text:p>-2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86.04269157" calcext:value-type="float">
            <text:p>-886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E343]-[.F343]-[.G343]" office:value-type="float" office:value="-2.34107604999999" calcext:value-type="float">
            <text:p>-2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</text:p>
          </table:table-cell>
          <table:table-cell office:value-type="float" office:value="-902.52987097" calcext:value-type="float">
            <text:p>-902.5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44]-[.F344]-[.G344]" office:value-type="float" office:value="-2.12782555000005" calcext:value-type="float">
            <text:p>-2.1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</text:p>
          </table:table-cell>
          <table:table-cell office:value-type="float" office:value="-901.91406689" calcext:value-type="float">
            <text:p>-901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45]-[.F345]-[.G345]" office:value-type="float" office:value="-1.51202146999996" calcext:value-type="float">
            <text:p>-1.5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</text:p>
          </table:table-cell>
          <table:table-cell office:value-type="float" office:value="-902.40059074" calcext:value-type="float">
            <text:p>-902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46]-[.F346]-[.G346]" office:value-type="float" office:value="-1.99854531999998" calcext:value-type="float">
            <text:p>-2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Hole</text:p>
          </table:table-cell>
          <table:table-cell office:value-type="float" office:value="-901.4256197" calcext:value-type="float">
            <text:p>-901.4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47]-[.F347]-[.G347]" office:value-type="float" office:value="-1.02357427999997" calcext:value-type="float">
            <text:p>-1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Hole</text:p>
          </table:table-cell>
          <table:table-cell office:value-type="float" office:value="-903.40336532" calcext:value-type="float">
            <text:p>-903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48]-[.F348]-[.G348]" office:value-type="float" office:value="-3.00131990000003" calcext:value-type="float">
            <text:p>-3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0.81320568" calcext:value-type="float">
            <text:p>-900.8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49]-[.F349]-[.G349]" office:value-type="float" office:value="-0.41116026000001" calcext:value-type="float">
            <text:p>-0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2.74701419" calcext:value-type="float">
            <text:p>-902.7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50]-[.F350]-[.G350]" office:value-type="float" office:value="-2.34496876999996" calcext:value-type="float">
            <text:p>-2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 Bridge</text:p>
          </table:table-cell>
          <table:table-cell office:value-type="float" office:value="-901.89166998" calcext:value-type="float">
            <text:p>-901.8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51]-[.F351]-[.G351]" office:value-type="float" office:value="-1.48962455999996" calcext:value-type="float">
            <text:p>-1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 Bridge</text:p>
          </table:table-cell>
          <table:table-cell office:value-type="float" office:value="-902.87812595" calcext:value-type="float">
            <text:p>-902.8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52]-[.F352]-[.G352]" office:value-type="float" office:value="-2.47608053000003" calcext:value-type="float">
            <text:p>-2.4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</text:p>
          </table:table-cell>
          <table:table-cell office:value-type="float" office:value="-919.50889767" calcext:value-type="float">
            <text:p>-919.5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53]-[.F353]-[.G353]" office:value-type="float" office:value="-2.39062695000001" calcext:value-type="float">
            <text:p>-2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</text:p>
          </table:table-cell>
          <table:table-cell office:value-type="float" office:value="-918.21016717" calcext:value-type="float">
            <text:p>-918.2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54]-[.F354]-[.G354]" office:value-type="float" office:value="-1.09189644999998" calcext:value-type="float">
            <text:p>-1.0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</text:p>
          </table:table-cell>
          <table:table-cell office:value-type="float" office:value="-918.18568997" calcext:value-type="float">
            <text:p>-918.1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55]-[.F355]-[.G355]" office:value-type="float" office:value="-1.06741925" calcext:value-type="float">
            <text:p>-1.0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Hole</text:p>
          </table:table-cell>
          <table:table-cell office:value-type="float" office:value="-919.28123028" calcext:value-type="float">
            <text:p>-919.2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56]-[.F356]-[.G356]" office:value-type="float" office:value="-2.16295956000005" calcext:value-type="float">
            <text:p>-2.1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Hole</text:p>
          </table:table-cell>
          <table:table-cell office:value-type="float" office:value="-919.17452963" calcext:value-type="float">
            <text:p>-919.1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57]-[.F357]-[.G357]" office:value-type="float" office:value="-2.05625891000005" calcext:value-type="float">
            <text:p>-2.0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Oxygen</text:p>
          </table:table-cell>
          <table:table-cell office:value-type="float" office:value="-917.32164426" calcext:value-type="float">
            <text:p>-917.3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58]-[.F358]-[.G358]" office:value-type="float" office:value="-0.203373539999973" calcext:value-type="float">
            <text:p>-0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Oxygen</text:p>
          </table:table-cell>
          <table:table-cell office:value-type="float" office:value="-918.35006409" calcext:value-type="float">
            <text:p>-918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59]-[.F359]-[.G359]" office:value-type="float" office:value="-1.23179337000005" calcext:value-type="float">
            <text:p>-1.2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17.3952064" calcext:value-type="float">
            <text:p>-917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60]-[.F360]-[.G360]" office:value-type="float" office:value="-0.276935680000008" calcext:value-type="float">
            <text:p>-0.2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18.59303547" calcext:value-type="float">
            <text:p>-918.5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61]-[.F361]-[.G361]" office:value-type="float" office:value="-1.47476475000002" calcext:value-type="float">
            <text:p>-1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Metal</text:p>
          </table:table-cell>
          <table:table-cell office:value-type="float" office:value="-877.27216046" calcext:value-type="float">
            <text:p>-877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E362]-[.F362]-[.G362]" office:value-type="float" office:value="-1.65913848000001" calcext:value-type="float">
            <text:p>-1.6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Metal</text:p>
          </table:table-cell>
          <table:table-cell office:value-type="float" office:value="-876.75509076" calcext:value-type="float">
            <text:p>-876.7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E363]-[.F363]-[.G363]" office:value-type="float" office:value="-1.14206878000003" calcext:value-type="float">
            <text:p>-1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Hole</text:p>
          </table:table-cell>
          <table:table-cell office:value-type="float" office:value="-877.24511673" calcext:value-type="float">
            <text:p>-877.2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E364]-[.F364]-[.G364]" office:value-type="float" office:value="-1.63209474999995" calcext:value-type="float">
            <text:p>-1.6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Hole</text:p>
          </table:table-cell>
          <table:table-cell office:value-type="float" office:value="-876.74836306" calcext:value-type="float">
            <text:p>-876.7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E365]-[.F365]-[.G365]" office:value-type="float" office:value="-1.13534107999998" calcext:value-type="float">
            <text:p>-1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75.87099121" calcext:value-type="float">
            <text:p>-875.8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E366]-[.F366]-[.G366]" office:value-type="float" office:value="-0.257969230000061" calcext:value-type="float">
            <text:p>-0.2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75.84899148" calcext:value-type="float">
            <text:p>-875.8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E367]-[.F367]-[.G367]" office:value-type="float" office:value="-0.235969499999999" calcext:value-type="float">
            <text:p>-0.2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77.12984249" calcext:value-type="float">
            <text:p>-877.1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E368]-[.F368]-[.G368]" office:value-type="float" office:value="-1.51682050999999" calcext:value-type="float">
            <text:p>-1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</text:p>
          </table:table-cell>
          <table:table-cell office:value-type="float" office:value="-893.26343365" calcext:value-type="float">
            <text:p>-893.2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69]-[.F369]-[.G369]" office:value-type="float" office:value="-0.696144100000026" calcext:value-type="float">
            <text:p>-0.7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</text:p>
          </table:table-cell>
          <table:table-cell office:value-type="float" office:value="-895.71601703" calcext:value-type="float">
            <text:p>-895.7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70]-[.F370]-[.G370]" office:value-type="float" office:value="-3.14872747999999" calcext:value-type="float">
            <text:p>-3.1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</text:p>
          </table:table-cell>
          <table:table-cell office:value-type="float" office:value="-894.43074057" calcext:value-type="float">
            <text:p>-894.4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71]-[.F371]-[.G371]" office:value-type="float" office:value="-1.86345102000001" calcext:value-type="float">
            <text:p>-1.8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Hole</text:p>
          </table:table-cell>
          <table:table-cell office:value-type="float" office:value="-893.25509479" calcext:value-type="float">
            <text:p>-893.2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72]-[.F372]-[.G372]" office:value-type="float" office:value="-0.687805240000046" calcext:value-type="float">
            <text:p>-0.6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Hole</text:p>
          </table:table-cell>
          <table:table-cell office:value-type="float" office:value="-893.81314443" calcext:value-type="float">
            <text:p>-893.8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73]-[.F373]-[.G373]" office:value-type="float" office:value="-1.24585487999997" calcext:value-type="float">
            <text:p>-1.2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Hole</text:p>
          </table:table-cell>
          <table:table-cell office:value-type="float" office:value="-893.79312766" calcext:value-type="float">
            <text:p>-893.7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74]-[.F374]-[.G374]" office:value-type="float" office:value="-1.22583810999998" calcext:value-type="float">
            <text:p>-1.2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2.79097209" calcext:value-type="float">
            <text:p>-892.7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75]-[.F375]-[.G375]" office:value-type="float" office:value="-0.22368253999997" calcext:value-type="float">
            <text:p>-0.2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Oxygen Bridge</text:p>
          </table:table-cell>
          <table:table-cell office:value-type="float" office:value="-895.83314493" calcext:value-type="float">
            <text:p>-895.8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76]-[.F376]-[.G376]" office:value-type="float" office:value="-3.26585538" calcext:value-type="float">
            <text:p>-3.2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Oxygen Bridge</text:p>
          </table:table-cell>
          <table:table-cell office:value-type="float" office:value="-894.3899934" calcext:value-type="float">
            <text:p>-894.3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77]-[.F377]-[.G377]" office:value-type="float" office:value="-1.82270384999998" calcext:value-type="float">
            <text:p>-1.8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 Bridge</text:p>
          </table:table-cell>
          <table:table-cell office:value-type="float" office:value="-894.38580637" calcext:value-type="float">
            <text:p>-894.3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78]-[.F378]-[.G378]" office:value-type="float" office:value="-1.81851681999996" calcext:value-type="float">
            <text:p>-1.8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 Bridge</text:p>
          </table:table-cell>
          <table:table-cell office:value-type="float" office:value="-894.51384085" calcext:value-type="float">
            <text:p>-894.5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79]-[.F379]-[.G379]" office:value-type="float" office:value="-1.94655129999995" calcext:value-type="float">
            <text:p>-1.9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</text:p>
          </table:table-cell>
          <table:table-cell office:value-type="float" office:value="-911.00661168" calcext:value-type="float">
            <text:p>-911.01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80]-[.F380]-[.G380]" office:value-type="float" office:value="-1.50342371999999" calcext:value-type="float">
            <text:p>-1.5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</text:p>
          </table:table-cell>
          <table:table-cell office:value-type="float" office:value="-911.52105069" calcext:value-type="float">
            <text:p>-911.52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81]-[.F381]-[.G381]" office:value-type="float" office:value="-2.01786273000004" calcext:value-type="float">
            <text:p>-2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11.51912145" calcext:value-type="float">
            <text:p>-911.52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82]-[.F382]-[.G382]" office:value-type="float" office:value="-2.01593348999994" calcext:value-type="float">
            <text:p>-2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Oxygen</text:p>
          </table:table-cell>
          <table:table-cell office:value-type="float" office:value="-911.27388363" calcext:value-type="float">
            <text:p>-911.2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83]-[.F383]-[.G383]" office:value-type="float" office:value="-1.77069567" calcext:value-type="float">
            <text:p>-1.7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Oxygen</text:p>
          </table:table-cell>
          <table:table-cell office:value-type="float" office:value="-910.43016021" calcext:value-type="float">
            <text:p>-910.4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84]-[.F384]-[.G384]" office:value-type="float" office:value="-0.926972250000055" calcext:value-type="float">
            <text:p>-0.9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9.90876225" calcext:value-type="float">
            <text:p>-909.91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85]-[.F385]-[.G385]" office:value-type="float" office:value="-0.405574289999997" calcext:value-type="float">
            <text:p>-0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 Bridge</text:p>
          </table:table-cell>
          <table:table-cell office:value-type="float" office:value="-911.50208964" calcext:value-type="float">
            <text:p>-911.50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86]-[.F386]-[.G386]" office:value-type="float" office:value="-1.99890168000001" calcext:value-type="float">
            <text:p>-2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 Bridge</text:p>
          </table:table-cell>
          <table:table-cell office:value-type="float" office:value="-910.72536175" calcext:value-type="float">
            <text:p>-910.7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87]-[.F387]-[.G387]" office:value-type="float" office:value="-1.22217379000005" calcext:value-type="float">
            <text:p>-1.2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Metal</text:p>
          </table:table-cell>
          <table:table-cell office:value-type="float" office:value="-901.35347032" calcext:value-type="float">
            <text:p>-901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388]-[.F388]-[.G388]" office:value-type="float" office:value="-1.45085372000005" calcext:value-type="float">
            <text:p>-1.4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Metal</text:p>
          </table:table-cell>
          <table:table-cell office:value-type="float" office:value="-901.60254394" calcext:value-type="float">
            <text:p>-901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389]-[.F389]-[.G389]" office:value-type="float" office:value="-1.69992734000004" calcext:value-type="float">
            <text:p>-1.7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Metal</text:p>
          </table:table-cell>
          <table:table-cell office:value-type="float" office:value="-900.91171407" calcext:value-type="float">
            <text:p>-900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390]-[.F390]-[.G390]" office:value-type="float" office:value="-1.00909747000002" calcext:value-type="float">
            <text:p>-1.0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00.95601748" calcext:value-type="float">
            <text:p>-900.9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391]-[.F391]-[.G391]" office:value-type="float" office:value="-1.05340088000002" calcext:value-type="float">
            <text:p>-1.0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01.59979902" calcext:value-type="float">
            <text:p>-901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392]-[.F392]-[.G392]" office:value-type="float" office:value="-1.69718241999998" calcext:value-type="float">
            <text:p>-1.7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0.02362771" calcext:value-type="float">
            <text:p>-900.0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393]-[.F393]-[.G393]" office:value-type="float" office:value="-0.121011110000033" calcext:value-type="float">
            <text:p>-0.1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0.13530237" calcext:value-type="float">
            <text:p>-900.1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394]-[.F394]-[.G394]" office:value-type="float" office:value="-0.232685769999982" calcext:value-type="float">
            <text:p>-0.2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Metal Bridge</text:p>
          </table:table-cell>
          <table:table-cell office:value-type="float" office:value="-900.40754188" calcext:value-type="float">
            <text:p>-900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395]-[.F395]-[.G395]" office:value-type="float" office:value="-0.504925280000059" calcext:value-type="float">
            <text:p>-0.5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Metal Bridge</text:p>
          </table:table-cell>
          <table:table-cell office:value-type="float" office:value="-901.16464423" calcext:value-type="float">
            <text:p>-901.1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396]-[.F396]-[.G396]" office:value-type="float" office:value="-1.26202763000003" calcext:value-type="float">
            <text:p>-1.2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Metal</text:p>
          </table:table-cell>
          <table:table-cell office:value-type="float" office:value="-883.59902043" calcext:value-type="float">
            <text:p>-883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E397]-[.F397]-[.G397]" office:value-type="float" office:value="-2.47067267" calcext:value-type="float">
            <text:p>-2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Metal</text:p>
          </table:table-cell>
          <table:table-cell office:value-type="float" office:value="-884.27153959" calcext:value-type="float">
            <text:p>-884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E398]-[.F398]-[.G398]" office:value-type="float" office:value="-3.14319182999998" calcext:value-type="float">
            <text:p>-3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Hole</text:p>
          </table:table-cell>
          <table:table-cell office:value-type="float" office:value="-883.61523194" calcext:value-type="float">
            <text:p>-883.6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E399]-[.F399]-[.G399]" office:value-type="float" office:value="-2.48688417999995" calcext:value-type="float">
            <text:p>-2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Hole</text:p>
          </table:table-cell>
          <table:table-cell office:value-type="float" office:value="-883.61427544" calcext:value-type="float">
            <text:p>-883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E400]-[.F400]-[.G400]" office:value-type="float" office:value="-2.48592768000003" calcext:value-type="float">
            <text:p>-2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1.45007866" calcext:value-type="float">
            <text:p>-881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E401]-[.F401]-[.G401]" office:value-type="float" office:value="-0.321730900000034" calcext:value-type="float">
            <text:p>-0.3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4.27042564" calcext:value-type="float">
            <text:p>-884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E402]-[.F402]-[.G402]" office:value-type="float" office:value="-3.14207787999999" calcext:value-type="float">
            <text:p>-3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Metal Bridge</text:p>
          </table:table-cell>
          <table:table-cell office:value-type="float" office:value="-884.19838657" calcext:value-type="float">
            <text:p>-884.2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E403]-[.F403]-[.G403]" office:value-type="float" office:value="-3.07003881000003" calcext:value-type="float">
            <text:p>-3.0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Metal</text:p>
          </table:table-cell>
          <table:table-cell office:value-type="float" office:value="-873.45096194" calcext:value-type="float">
            <text:p>-873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04]-[.F404]-[.G404]" office:value-type="float" office:value="-0.857222899999961" calcext:value-type="float">
            <text:p>-0.8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Metal</text:p>
          </table:table-cell>
          <table:table-cell office:value-type="float" office:value="-875.15783953" calcext:value-type="float">
            <text:p>-875.1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05]-[.F405]-[.G405]" office:value-type="float" office:value="-2.56410049000005" calcext:value-type="float">
            <text:p>-2.5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Metal</text:p>
          </table:table-cell>
          <table:table-cell office:value-type="float" office:value="-874.54839939" calcext:value-type="float">
            <text:p>-874.5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06]-[.F406]-[.G406]" office:value-type="float" office:value="-1.95466034999999" calcext:value-type="float">
            <text:p>-1.9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Hole</text:p>
          </table:table-cell>
          <table:table-cell office:value-type="float" office:value="-875.11625831" calcext:value-type="float">
            <text:p>-875.1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07]-[.F407]-[.G407]" office:value-type="float" office:value="-2.52251927000004" calcext:value-type="float">
            <text:p>-2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Hole</text:p>
          </table:table-cell>
          <table:table-cell office:value-type="float" office:value="-875.04893601" calcext:value-type="float">
            <text:p>-875.0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08]-[.F408]-[.G408]" office:value-type="float" office:value="-2.45519697000004" calcext:value-type="float">
            <text:p>-2.4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Oxygen</text:p>
          </table:table-cell>
          <table:table-cell office:value-type="float" office:value="-875.00886984" calcext:value-type="float">
            <text:p>-875.0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09]-[.F409]-[.G409]" office:value-type="float" office:value="-2.41513079999999" calcext:value-type="float">
            <text:p>-2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Oxygen</text:p>
          </table:table-cell>
          <table:table-cell office:value-type="float" office:value="-875.22979782" calcext:value-type="float">
            <text:p>-875.2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10]-[.F410]-[.G410]" office:value-type="float" office:value="-2.63605878000005" calcext:value-type="float">
            <text:p>-2.6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73.01545884" calcext:value-type="float">
            <text:p>-873.0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11]-[.F411]-[.G411]" office:value-type="float" office:value="-0.421719799999956" calcext:value-type="float">
            <text:p>-0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75.82732611" calcext:value-type="float">
            <text:p>-875.8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12]-[.F412]-[.G412]" office:value-type="float" office:value="-3.23358706999995" calcext:value-type="float">
            <text:p>-3.2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</text:p>
          </table:table-cell>
          <table:table-cell office:value-type="float" office:value="-900.11723459" calcext:value-type="float">
            <text:p>-900.1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13]-[.F413]-[.G413]" office:value-type="float" office:value="-2.40469549999995" calcext:value-type="float">
            <text:p>-2.4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</text:p>
          </table:table-cell>
          <table:table-cell office:value-type="float" office:value="-900.84945223" calcext:value-type="float">
            <text:p>-900.8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14]-[.F414]-[.G414]" office:value-type="float" office:value="-3.13691314" calcext:value-type="float">
            <text:p>-3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</text:p>
          </table:table-cell>
          <table:table-cell office:value-type="float" office:value="-900.90639661" calcext:value-type="float">
            <text:p>-900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15]-[.F415]-[.G415]" office:value-type="float" office:value="-3.19385752" calcext:value-type="float">
            <text:p>-3.1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Hole</text:p>
          </table:table-cell>
          <table:table-cell office:value-type="float" office:value="-900.91154645" calcext:value-type="float">
            <text:p>-900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16]-[.F416]-[.G416]" office:value-type="float" office:value="-3.19900735999995" calcext:value-type="float">
            <text:p>-3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Hole</text:p>
          </table:table-cell>
          <table:table-cell office:value-type="float" office:value="-900.08091427" calcext:value-type="float">
            <text:p>-900.0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17]-[.F417]-[.G417]" office:value-type="float" office:value="-2.36837517999999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0.92138957" calcext:value-type="float">
            <text:p>-900.9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18]-[.F418]-[.G418]" office:value-type="float" office:value="-3.20885047999997" calcext:value-type="float">
            <text:p>-3.2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7.9549425" calcext:value-type="float">
            <text:p>-897.9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19]-[.F419]-[.G419]" office:value-type="float" office:value="-0.242403410000016" calcext:value-type="float">
            <text:p>-0.2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 Bridge</text:p>
          </table:table-cell>
          <table:table-cell office:value-type="float" office:value="-901.23415061" calcext:value-type="float">
            <text:p>-901.2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20]-[.F420]-[.G420]" office:value-type="float" office:value="-3.52161152000003" calcext:value-type="float">
            <text:p>-3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 Bridge</text:p>
          </table:table-cell>
          <table:table-cell office:value-type="float" office:value="-901.10180492" calcext:value-type="float">
            <text:p>-901.1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21]-[.F421]-[.G421]" office:value-type="float" office:value="-3.38926582999995" calcext:value-type="float">
            <text:p>-3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Metal</text:p>
          </table:table-cell>
          <table:table-cell office:value-type="float" office:value="-892.36346554" calcext:value-type="float">
            <text:p>-892.3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22]-[.F422]-[.G422]" office:value-type="float" office:value="-2.86647600999999" calcext:value-type="float">
            <text:p>-2.8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Metal</text:p>
          </table:table-cell>
          <table:table-cell office:value-type="float" office:value="-891.99946368" calcext:value-type="float">
            <text:p>-892.0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23]-[.F423]-[.G423]" office:value-type="float" office:value="-2.50247414999996" calcext:value-type="float">
            <text:p>-2.5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Hole</text:p>
          </table:table-cell>
          <table:table-cell office:value-type="float" office:value="-892.36061948" calcext:value-type="float">
            <text:p>-892.3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24]-[.F424]-[.G424]" office:value-type="float" office:value="-2.86362994999997" calcext:value-type="float">
            <text:p>-2.8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Hole</text:p>
          </table:table-cell>
          <table:table-cell office:value-type="float" office:value="-892.67045176" calcext:value-type="float">
            <text:p>-892.6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25]-[.F425]-[.G425]" office:value-type="float" office:value="-3.17346222999999" calcext:value-type="float">
            <text:p>-3.1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2.08596184" calcext:value-type="float">
            <text:p>-892.0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26]-[.F426]-[.G426]" office:value-type="float" office:value="-2.58897230999998" calcext:value-type="float">
            <text:p>-2.5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9.91896978" calcext:value-type="float">
            <text:p>-889.9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27]-[.F427]-[.G427]" office:value-type="float" office:value="-0.421980249999997" calcext:value-type="float">
            <text:p>-0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Metal Bridge</text:p>
          </table:table-cell>
          <table:table-cell office:value-type="float" office:value="-892.3621165" calcext:value-type="float">
            <text:p>-892.3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28]-[.F428]-[.G428]" office:value-type="float" office:value="-2.86512696999996" calcext:value-type="float">
            <text:p>-2.8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Metal Bridge</text:p>
          </table:table-cell>
          <table:table-cell office:value-type="float" office:value="-891.58023946" calcext:value-type="float">
            <text:p>-891.5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29]-[.F429]-[.G429]" office:value-type="float" office:value="-2.08324993000003" calcext:value-type="float">
            <text:p>-2.0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</text:p>
          </table:table-cell>
          <table:table-cell office:value-type="float" office:value="-914.288257" calcext:value-type="float">
            <text:p>-914.2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430]-[.F430]-[.G430]" office:value-type="float" office:value="-5.41928522000005" calcext:value-type="float">
            <text:p>-5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</text:p>
          </table:table-cell>
          <table:table-cell office:value-type="float" office:value="-913.71733027" calcext:value-type="float">
            <text:p>-913.72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431]-[.F431]-[.G431]" office:value-type="float" office:value="-4.84835849000005" calcext:value-type="float">
            <text:p>-4.8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</text:p>
          </table:table-cell>
          <table:table-cell office:value-type="float" office:value="-912.11406139" calcext:value-type="float">
            <text:p>-912.11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432]-[.F432]-[.G432]" office:value-type="float" office:value="-3.24508960999997" calcext:value-type="float">
            <text:p>-3.2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Hole</text:p>
          </table:table-cell>
          <table:table-cell office:value-type="float" office:value="-914.83273973" calcext:value-type="float">
            <text:p>-914.8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433]-[.F433]-[.G433]" office:value-type="float" office:value="-5.96376794999996" calcext:value-type="float">
            <text:p>-5.9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Hole</text:p>
          </table:table-cell>
          <table:table-cell office:value-type="float" office:value="-911.77987976" calcext:value-type="float">
            <text:p>-911.7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434]-[.F434]-[.G434]" office:value-type="float" office:value="-2.91090797999998" calcext:value-type="float">
            <text:p>-2.9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Hole</text:p>
          </table:table-cell>
          <table:table-cell office:value-type="float" office:value="-913.32974505" calcext:value-type="float">
            <text:p>-913.3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435]-[.F435]-[.G435]" office:value-type="float" office:value="-4.46077327000005" calcext:value-type="float">
            <text:p>-4.4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11.2414107" calcext:value-type="float">
            <text:p>-911.2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436]-[.F436]-[.G436]" office:value-type="float" office:value="-2.37243891999996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11.29252053" calcext:value-type="float">
            <text:p>-911.2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437]-[.F437]-[.G437]" office:value-type="float" office:value="-2.42354875000005" calcext:value-type="float">
            <text:p>-2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 Bridge</text:p>
          </table:table-cell>
          <table:table-cell office:value-type="float" office:value="-913.70896743" calcext:value-type="float">
            <text:p>-913.71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438]-[.F438]-[.G438]" office:value-type="float" office:value="-4.83999565000003" calcext:value-type="float">
            <text:p>-4.8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 Bridge</text:p>
          </table:table-cell>
          <table:table-cell office:value-type="float" office:value="-911.83600305" calcext:value-type="float">
            <text:p>-911.8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439]-[.F439]-[.G439]" office:value-type="float" office:value="-2.96703127000005" calcext:value-type="float">
            <text:p>-2.9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09.26822153" calcext:value-type="float">
            <text:p>-909.2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40]-[.F440]-[.G440]" office:value-type="float" office:value="-2.96169910000001" calcext:value-type="float">
            <text:p>-2.9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09.17563558" calcext:value-type="float">
            <text:p>-909.1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41]-[.F441]-[.G441]" office:value-type="float" office:value="-2.86911314999995" calcext:value-type="float">
            <text:p>-2.8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Hole</text:p>
          </table:table-cell>
          <table:table-cell office:value-type="float" office:value="-909.18164806" calcext:value-type="float">
            <text:p>-909.1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42]-[.F442]-[.G442]" office:value-type="float" office:value="-2.87512563000005" calcext:value-type="float">
            <text:p>-2.8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Hole</text:p>
          </table:table-cell>
          <table:table-cell office:value-type="float" office:value="-907.08928823" calcext:value-type="float">
            <text:p>-907.0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43]-[.F443]-[.G443]" office:value-type="float" office:value="-0.782765799999972" calcext:value-type="float">
            <text:p>-0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6.6275407" calcext:value-type="float">
            <text:p>-906.6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44]-[.F444]-[.G444]" office:value-type="float" office:value="-0.32101827000006" calcext:value-type="float">
            <text:p>-0.3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Oxygen Bridge</text:p>
          </table:table-cell>
          <table:table-cell office:value-type="float" office:value="-906.66865869" calcext:value-type="float">
            <text:p>-906.6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45]-[.F445]-[.G445]" office:value-type="float" office:value="-0.362136260000035" calcext:value-type="float">
            <text:p>-0.3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Oxygen Bridge</text:p>
          </table:table-cell>
          <table:table-cell office:value-type="float" office:value="-907.05221203" calcext:value-type="float">
            <text:p>-907.05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46]-[.F446]-[.G446]" office:value-type="float" office:value="-0.74568959999997" calcext:value-type="float">
            <text:p>-0.7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 Bridge</text:p>
          </table:table-cell>
          <table:table-cell office:value-type="float" office:value="-909.1851713" calcext:value-type="float">
            <text:p>-909.1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47]-[.F447]-[.G447]" office:value-type="float" office:value="-2.87864886999999" calcext:value-type="float">
            <text:p>-2.8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 Bridge</text:p>
          </table:table-cell>
          <table:table-cell office:value-type="float" office:value="-909.54539716" calcext:value-type="float">
            <text:p>-909.55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48]-[.F448]-[.G448]" office:value-type="float" office:value="-3.23887473" calcext:value-type="float">
            <text:p>-3.2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Metal</text:p>
          </table:table-cell>
          <table:table-cell office:value-type="float" office:value="-900.26521026" calcext:value-type="float">
            <text:p>-900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49]-[.F449]-[.G449]" office:value-type="float" office:value="-2.57453444000001" calcext:value-type="float">
            <text:p>-2.5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Metal</text:p>
          </table:table-cell>
          <table:table-cell office:value-type="float" office:value="-900.18244202" calcext:value-type="float">
            <text:p>-900.1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50]-[.F450]-[.G450]" office:value-type="float" office:value="-2.49176620000006" calcext:value-type="float">
            <text:p>-2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Hole</text:p>
          </table:table-cell>
          <table:table-cell office:value-type="float" office:value="-900.18324311" calcext:value-type="float">
            <text:p>-900.1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51]-[.F451]-[.G451]" office:value-type="float" office:value="-2.49256729000004" calcext:value-type="float">
            <text:p>-2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Hole</text:p>
          </table:table-cell>
          <table:table-cell office:value-type="float" office:value="-900.24274215" calcext:value-type="float">
            <text:p>-900.2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52]-[.F452]-[.G452]" office:value-type="float" office:value="-2.55206633000003" calcext:value-type="float">
            <text:p>-2.5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8.21920783" calcext:value-type="float">
            <text:p>-898.2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53]-[.F453]-[.G453]" office:value-type="float" office:value="-0.528532009999964" calcext:value-type="float">
            <text:p>-0.5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7.99479877" calcext:value-type="float">
            <text:p>-897.9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54]-[.F454]-[.G454]" office:value-type="float" office:value="-0.304122949999993" calcext:value-type="float">
            <text:p>-0.3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Metal Bridge</text:p>
          </table:table-cell>
          <table:table-cell office:value-type="float" office:value="-900.29948485" calcext:value-type="float">
            <text:p>-900.3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55]-[.F455]-[.G455]" office:value-type="float" office:value="-2.60880903" calcext:value-type="float">
            <text:p>-2.6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Metal Bridge</text:p>
          </table:table-cell>
          <table:table-cell office:value-type="float" office:value="-899.00001481" calcext:value-type="float">
            <text:p>-899.0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56]-[.F456]-[.G456]" office:value-type="float" office:value="-1.30933899000004" calcext:value-type="float">
            <text:p>-1.3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91.93574051" calcext:value-type="float">
            <text:p>-891.9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E457]-[.F457]-[.G457]" office:value-type="float" office:value="-2.77994811999996" calcext:value-type="float">
            <text:p>-2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Hole</text:p>
          </table:table-cell>
          <table:table-cell office:value-type="float" office:value="-891.92559643" calcext:value-type="float">
            <text:p>-891.9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E458]-[.F458]-[.G458]" office:value-type="float" office:value="-2.76980404000005" calcext:value-type="float">
            <text:p>-2.7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Hole</text:p>
          </table:table-cell>
          <table:table-cell office:value-type="float" office:value="-890.54156839" calcext:value-type="float">
            <text:p>-890.5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E459]-[.F459]-[.G459]" office:value-type="float" office:value="-1.38577599999996" calcext:value-type="float">
            <text:p>-1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9.35319779" calcext:value-type="float">
            <text:p>-889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E460]-[.F460]-[.G460]" office:value-type="float" office:value="-0.197405399999973" calcext:value-type="float">
            <text:p>-0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9.56026431" calcext:value-type="float">
            <text:p>-889.5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E461]-[.F461]-[.G461]" office:value-type="float" office:value="-0.404471919999985" calcext:value-type="float">
            <text:p>-0.4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91.92190282" calcext:value-type="float">
            <text:p>-891.9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E462]-[.F462]-[.G462]" office:value-type="float" office:value="-2.76611043000002" calcext:value-type="float">
            <text:p>-2.7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Metal</text:p>
          </table:table-cell>
          <table:table-cell office:value-type="float" office:value="-908.63899701" calcext:value-type="float">
            <text:p>-908.6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63]-[.F463]-[.G463]" office:value-type="float" office:value="-2.83111262000003" calcext:value-type="float">
            <text:p>-2.8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Metal</text:p>
          </table:table-cell>
          <table:table-cell office:value-type="float" office:value="-908.59708448" calcext:value-type="float">
            <text:p>-908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64]-[.F464]-[.G464]" office:value-type="float" office:value="-2.78920009000004" calcext:value-type="float">
            <text:p>-2.7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Hole</text:p>
          </table:table-cell>
          <table:table-cell office:value-type="float" office:value="-906.88782545" calcext:value-type="float">
            <text:p>-906.8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65]-[.F465]-[.G465]" office:value-type="float" office:value="-1.07994106000004" calcext:value-type="float">
            <text:p>-1.0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Hole</text:p>
          </table:table-cell>
          <table:table-cell office:value-type="float" office:value="-908.61011128" calcext:value-type="float">
            <text:p>-908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66]-[.F466]-[.G466]" office:value-type="float" office:value="-2.80222688999996" calcext:value-type="float">
            <text:p>-2.8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6.18475267" calcext:value-type="float">
            <text:p>-906.1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67]-[.F467]-[.G467]" office:value-type="float" office:value="-0.376868279999968" calcext:value-type="float">
            <text:p>-0.3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6.01337425" calcext:value-type="float">
            <text:p>-906.0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68]-[.F468]-[.G468]" office:value-type="float" office:value="-0.205489859999972" calcext:value-type="float">
            <text:p>-0.2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6.14634019" calcext:value-type="float">
            <text:p>-906.1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69]-[.F469]-[.G469]" office:value-type="float" office:value="-0.338455800000048" calcext:value-type="float">
            <text:p>-0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Metal Bridge</text:p>
          </table:table-cell>
          <table:table-cell office:value-type="float" office:value="-907.01177279" calcext:value-type="float">
            <text:p>-907.0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70]-[.F470]-[.G470]" office:value-type="float" office:value="-1.20388840000001" calcext:value-type="float">
            <text:p>-1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Metal Bridge</text:p>
          </table:table-cell>
          <table:table-cell office:value-type="float" office:value="-908.51895642" calcext:value-type="float">
            <text:p>-908.5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71]-[.F471]-[.G471]" office:value-type="float" office:value="-2.71107203" calcext:value-type="float">
            <text:p>-2.7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</text:p>
          </table:table-cell>
          <table:table-cell office:value-type="float" office:value="-921.47627895" calcext:value-type="float">
            <text:p>-921.4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E472]-[.F472]-[.G472]" office:value-type="float" office:value="-4.40526995000005" calcext:value-type="float">
            <text:p>-4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</text:p>
          </table:table-cell>
          <table:table-cell office:value-type="float" office:value="-921.81540528" calcext:value-type="float">
            <text:p>-921.8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E473]-[.F473]-[.G473]" office:value-type="float" office:value="-4.74439628000005" calcext:value-type="float">
            <text:p>-4.7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Hole</text:p>
          </table:table-cell>
          <table:table-cell office:value-type="float" office:value="-920.35565067" calcext:value-type="float">
            <text:p>-920.3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E474]-[.F474]-[.G474]" office:value-type="float" office:value="-3.28464167000005" calcext:value-type="float">
            <text:p>-3.2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Hole</text:p>
          </table:table-cell>
          <table:table-cell office:value-type="float" office:value="-921.49424867" calcext:value-type="float">
            <text:p>-921.4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E475]-[.F475]-[.G475]" office:value-type="float" office:value="-4.42323967000005" calcext:value-type="float">
            <text:p>-4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</text:p>
          </table:table-cell>
          <table:table-cell office:value-type="float" office:value="-920.06613676" calcext:value-type="float">
            <text:p>-920.0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E476]-[.F476]-[.G476]" office:value-type="float" office:value="-2.99512775999995" calcext:value-type="float">
            <text:p>-3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</text:p>
          </table:table-cell>
          <table:table-cell office:value-type="float" office:value="-920.38114362" calcext:value-type="float">
            <text:p>-920.3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E477]-[.F477]-[.G477]" office:value-type="float" office:value="-3.31013461999999" calcext:value-type="float">
            <text:p>-3.3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1.49959432" calcext:value-type="float">
            <text:p>-921.5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E478]-[.F478]-[.G478]" office:value-type="float" office:value="-4.42858532000003" calcext:value-type="float">
            <text:p>-4.4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 Bridge</text:p>
          </table:table-cell>
          <table:table-cell office:value-type="float" office:value="-921.87634076" calcext:value-type="float">
            <text:p>-921.8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E479]-[.F479]-[.G479]" office:value-type="float" office:value="-4.80533175999995" calcext:value-type="float">
            <text:p>-4.8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 Bridge</text:p>
          </table:table-cell>
          <table:table-cell office:value-type="float" office:value="-921.86900251" calcext:value-type="float">
            <text:p>-921.8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E480]-[.F480]-[.G480]" office:value-type="float" office:value="-4.79799350999998" calcext:value-type="float">
            <text:p>-4.8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4.28361751" calcext:value-type="float">
            <text:p>-924.2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8.3963003" calcext:value-type="float">
            <text:p>-68.40</text:p>
          </table:table-cell>
          <table:table-cell table:formula="of:=[.E481]-[.F481]-[.G481]" office:value-type="float" office:value="-2.41048887000001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22.68973701" calcext:value-type="float">
            <text:p>-922.6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8.3963003" calcext:value-type="float">
            <text:p>-68.40</text:p>
          </table:table-cell>
          <table:table-cell table:formula="of:=[.E482]-[.F482]-[.G482]" office:value-type="float" office:value="-0.816608370000054" calcext:value-type="float">
            <text:p>-0.8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2.39782751" calcext:value-type="float">
            <text:p>-922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8.3963003" calcext:value-type="float">
            <text:p>-68.40</text:p>
          </table:table-cell>
          <table:table-cell table:formula="of:=[.E483]-[.F483]-[.G483]" office:value-type="float" office:value="-0.524698869999966" calcext:value-type="float">
            <text:p>-0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2.34176088" calcext:value-type="float">
            <text:p>-922.3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8.3963003" calcext:value-type="float">
            <text:p>-68.40</text:p>
          </table:table-cell>
          <table:table-cell table:formula="of:=[.E484]-[.F484]-[.G484]" office:value-type="float" office:value="-0.468632240000048" calcext:value-type="float">
            <text:p>-0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2.91062475" calcext:value-type="float">
            <text:p>-922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8.3963003" calcext:value-type="float">
            <text:p>-68.40</text:p>
          </table:table-cell>
          <table:table-cell table:formula="of:=[.E485]-[.F485]-[.G485]" office:value-type="float" office:value="-1.03749611000002" calcext:value-type="float">
            <text:p>-1.0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81.40525507" calcext:value-type="float">
            <text:p>-881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E486]-[.F486]-[.G486]" office:value-type="float" office:value="-0.522336179999957" calcext:value-type="float">
            <text:p>-0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Hole</text:p>
          </table:table-cell>
          <table:table-cell office:value-type="float" office:value="-883.64791992" calcext:value-type="float">
            <text:p>-883.6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E487]-[.F487]-[.G487]" office:value-type="float" office:value="-2.76500103000005" calcext:value-type="float">
            <text:p>-2.7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Hole</text:p>
          </table:table-cell>
          <table:table-cell office:value-type="float" office:value="-883.64555773" calcext:value-type="float">
            <text:p>-883.6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E488]-[.F488]-[.G488]" office:value-type="float" office:value="-2.76263883999995" calcext:value-type="float">
            <text:p>-2.7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3.64246879" calcext:value-type="float">
            <text:p>-883.6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E489]-[.F489]-[.G489]" office:value-type="float" office:value="-2.75954989999996" calcext:value-type="float">
            <text:p>-2.7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3.63578989" calcext:value-type="float">
            <text:p>-883.6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E490]-[.F490]-[.G490]" office:value-type="float" office:value="-2.75287099999996" calcext:value-type="float">
            <text:p>-2.7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83.03911112" calcext:value-type="float">
            <text:p>-883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E491]-[.F491]-[.G491]" office:value-type="float" office:value="-2.15619223000003" calcext:value-type="float">
            <text:p>-2.1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Metal</text:p>
          </table:table-cell>
          <table:table-cell office:value-type="float" office:value="-900.50380066" calcext:value-type="float">
            <text:p>-900.5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492]-[.F492]-[.G492]" office:value-type="float" office:value="-2.73577057000003" calcext:value-type="float">
            <text:p>-2.7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Metal</text:p>
          </table:table-cell>
          <table:table-cell office:value-type="float" office:value="-900.4919818" calcext:value-type="float">
            <text:p>-900.4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493]-[.F493]-[.G493]" office:value-type="float" office:value="-2.72395170999997" calcext:value-type="float">
            <text:p>-2.7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Hole</text:p>
          </table:table-cell>
          <table:table-cell office:value-type="float" office:value="-900.48240519" calcext:value-type="float">
            <text:p>-900.4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494]-[.F494]-[.G494]" office:value-type="float" office:value="-2.71437510000001" calcext:value-type="float">
            <text:p>-2.7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Hole</text:p>
          </table:table-cell>
          <table:table-cell office:value-type="float" office:value="-898.56666042" calcext:value-type="float">
            <text:p>-898.5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495]-[.F495]-[.G495]" office:value-type="float" office:value="-0.798630329999952" calcext:value-type="float">
            <text:p>-0.8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7.87566515" calcext:value-type="float">
            <text:p>-897.8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496]-[.F496]-[.G496]" office:value-type="float" office:value="-0.107635060000035" calcext:value-type="float">
            <text:p>-0.1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8.16245891" calcext:value-type="float">
            <text:p>-898.1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497]-[.F497]-[.G497]" office:value-type="float" office:value="-0.394428820000059" calcext:value-type="float">
            <text:p>-0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Metal Bridge</text:p>
          </table:table-cell>
          <table:table-cell office:value-type="float" office:value="-900.50590321" calcext:value-type="float">
            <text:p>-900.5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498]-[.F498]-[.G498]" office:value-type="float" office:value="-2.73787312000005" calcext:value-type="float">
            <text:p>-2.7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Metal Bridge</text:p>
          </table:table-cell>
          <table:table-cell office:value-type="float" office:value="-900.50297702" calcext:value-type="float">
            <text:p>-900.5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499]-[.F499]-[.G499]" office:value-type="float" office:value="-2.73494693000001" calcext:value-type="float">
            <text:p>-2.7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Metal</text:p>
          </table:table-cell>
          <table:table-cell office:value-type="float" office:value="-917.34407481" calcext:value-type="float">
            <text:p>-917.3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00]-[.F500]-[.G500]" office:value-type="float" office:value="-2.78068839000005" calcext:value-type="float">
            <text:p>-2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Metal</text:p>
          </table:table-cell>
          <table:table-cell office:value-type="float" office:value="-917.41823061" calcext:value-type="float">
            <text:p>-917.4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01]-[.F501]-[.G501]" office:value-type="float" office:value="-2.85484419000002" calcext:value-type="float">
            <text:p>-2.8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Metal</text:p>
          </table:table-cell>
          <table:table-cell office:value-type="float" office:value="-917.30103922" calcext:value-type="float">
            <text:p>-917.3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02]-[.F502]-[.G502]" office:value-type="float" office:value="-2.73765280000001" calcext:value-type="float">
            <text:p>-2.7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Hole</text:p>
          </table:table-cell>
          <table:table-cell office:value-type="float" office:value="-917.35428413" calcext:value-type="float">
            <text:p>-917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03]-[.F503]-[.G503]" office:value-type="float" office:value="-2.79089771" calcext:value-type="float">
            <text:p>-2.7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Hole</text:p>
          </table:table-cell>
          <table:table-cell office:value-type="float" office:value="-917.39380707" calcext:value-type="float">
            <text:p>-917.3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04]-[.F504]-[.G504]" office:value-type="float" office:value="-2.83042064999998" calcext:value-type="float">
            <text:p>-2.8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17.34544374" calcext:value-type="float">
            <text:p>-917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05]-[.F505]-[.G505]" office:value-type="float" office:value="-2.78205731999995" calcext:value-type="float">
            <text:p>-2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Oxygen Bridge</text:p>
          </table:table-cell>
          <table:table-cell office:value-type="float" office:value="-914.59207304" calcext:value-type="float">
            <text:p>-914.5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06]-[.F506]-[.G506]" office:value-type="float" office:value="-0.0286866199999452" calcext:value-type="float">
            <text:p>-0.0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Oxygen Bridge</text:p>
          </table:table-cell>
          <table:table-cell office:value-type="float" office:value="-914.82140754" calcext:value-type="float">
            <text:p>-914.8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07]-[.F507]-[.G507]" office:value-type="float" office:value="-0.258021119999995" calcext:value-type="float">
            <text:p>-0.2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17.37198757" calcext:value-type="float">
            <text:p>-917.3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08]-[.F508]-[.G508]" office:value-type="float" office:value="-2.80860114999999" calcext:value-type="float">
            <text:p>-2.8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</text:p>
          </table:table-cell>
          <table:table-cell office:value-type="float" office:value="-899.98824226" calcext:value-type="float">
            <text:p>-899.9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09]-[.F509]-[.G509]" office:value-type="float" office:value="-2.63251073999999" calcext:value-type="float">
            <text:p>-2.6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</text:p>
          </table:table-cell>
          <table:table-cell office:value-type="float" office:value="-900.03795146" calcext:value-type="float">
            <text:p>-900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10]-[.F510]-[.G510]" office:value-type="float" office:value="-2.68221994000005" calcext:value-type="float">
            <text:p>-2.6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</text:p>
          </table:table-cell>
          <table:table-cell office:value-type="float" office:value="-900.03614477" calcext:value-type="float">
            <text:p>-900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11]-[.F511]-[.G511]" office:value-type="float" office:value="-2.68041324999997" calcext:value-type="float">
            <text:p>-2.6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00.04249689" calcext:value-type="float">
            <text:p>-900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12]-[.F512]-[.G512]" office:value-type="float" office:value="-2.68676537000005" calcext:value-type="float">
            <text:p>-2.6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0.03795265" calcext:value-type="float">
            <text:p>-900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13]-[.F513]-[.G513]" office:value-type="float" office:value="-2.68222112999997" calcext:value-type="float">
            <text:p>-2.6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0.03636441" calcext:value-type="float">
            <text:p>-900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14]-[.F514]-[.G514]" office:value-type="float" office:value="-2.68063289000003" calcext:value-type="float">
            <text:p>-2.6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 Bridge</text:p>
          </table:table-cell>
          <table:table-cell office:value-type="float" office:value="-898.7289093" calcext:value-type="float">
            <text:p>-898.7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15]-[.F515]-[.G515]" office:value-type="float" office:value="-1.37317778000006" calcext:value-type="float">
            <text:p>-1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 Bridge</text:p>
          </table:table-cell>
          <table:table-cell office:value-type="float" office:value="-900.65750489" calcext:value-type="float">
            <text:p>-900.6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16]-[.F516]-[.G516]" office:value-type="float" office:value="-3.30177337000004" calcext:value-type="float">
            <text:p>-3.3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</text:p>
          </table:table-cell>
          <table:table-cell office:value-type="float" office:value="-891.81422298" calcext:value-type="float">
            <text:p>-891.8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17]-[.F517]-[.G517]" office:value-type="float" office:value="-1.19275162999995" calcext:value-type="float">
            <text:p>-1.1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</text:p>
          </table:table-cell>
          <table:table-cell office:value-type="float" office:value="-892.54486921" calcext:value-type="float">
            <text:p>-892.5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18]-[.F518]-[.G518]" office:value-type="float" office:value="-1.92339786" calcext:value-type="float">
            <text:p>-1.9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</text:p>
          </table:table-cell>
          <table:table-cell office:value-type="float" office:value="-893.03280051" calcext:value-type="float">
            <text:p>-893.0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19]-[.F519]-[.G519]" office:value-type="float" office:value="-2.41132916000002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Hole</text:p>
          </table:table-cell>
          <table:table-cell office:value-type="float" office:value="-893.27240619" calcext:value-type="float">
            <text:p>-893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20]-[.F520]-[.G520]" office:value-type="float" office:value="-2.65093483999997" calcext:value-type="float">
            <text:p>-2.6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Hole</text:p>
          </table:table-cell>
          <table:table-cell office:value-type="float" office:value="-893.03138554" calcext:value-type="float">
            <text:p>-893.0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21]-[.F521]-[.G521]" office:value-type="float" office:value="-2.40991418999997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1.83990209" calcext:value-type="float">
            <text:p>-891.8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22]-[.F522]-[.G522]" office:value-type="float" office:value="-1.21843074000001" calcext:value-type="float">
            <text:p>-1.2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3.94674589" calcext:value-type="float">
            <text:p>-893.9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23]-[.F523]-[.G523]" office:value-type="float" office:value="-3.32527453999999" calcext:value-type="float">
            <text:p>-3.3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 Bridge</text:p>
          </table:table-cell>
          <table:table-cell office:value-type="float" office:value="-893.27243514" calcext:value-type="float">
            <text:p>-893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24]-[.F524]-[.G524]" office:value-type="float" office:value="-2.65096378999997" calcext:value-type="float">
            <text:p>-2.6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 Bridge</text:p>
          </table:table-cell>
          <table:table-cell office:value-type="float" office:value="-891.68888121" calcext:value-type="float">
            <text:p>-891.6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25]-[.F525]-[.G525]" office:value-type="float" office:value="-1.06740985999998" calcext:value-type="float">
            <text:p>-1.0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85.47124188" calcext:value-type="float">
            <text:p>-885.4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E526]-[.F526]-[.G526]" office:value-type="float" office:value="-2.09974520999998" calcext:value-type="float">
            <text:p>-2.1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Hole</text:p>
          </table:table-cell>
          <table:table-cell office:value-type="float" office:value="-886.70922206" calcext:value-type="float">
            <text:p>-886.7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E527]-[.F527]-[.G527]" office:value-type="float" office:value="-3.33772539000001" calcext:value-type="float">
            <text:p>-3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Hole</text:p>
          </table:table-cell>
          <table:table-cell office:value-type="float" office:value="-885.4717925" calcext:value-type="float">
            <text:p>-885.4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E528]-[.F528]-[.G528]" office:value-type="float" office:value="-2.10029583" calcext:value-type="float">
            <text:p>-2.1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Oxygen</text:p>
          </table:table-cell>
          <table:table-cell office:value-type="float" office:value="-885.75913162" calcext:value-type="float">
            <text:p>-885.7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E529]-[.F529]-[.G529]" office:value-type="float" office:value="-2.38763494999995" calcext:value-type="float">
            <text:p>-2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Oxygen</text:p>
          </table:table-cell>
          <table:table-cell office:value-type="float" office:value="-885.7532695" calcext:value-type="float">
            <text:p>-885.7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E530]-[.F530]-[.G530]" office:value-type="float" office:value="-2.38177282999999" calcext:value-type="float">
            <text:p>-2.3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4.9409204" calcext:value-type="float">
            <text:p>-884.9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E531]-[.F531]-[.G531]" office:value-type="float" office:value="-1.56942372999999" calcext:value-type="float">
            <text:p>-1.5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Metal</text:p>
          </table:table-cell>
          <table:table-cell office:value-type="float" office:value="-903.66045185" calcext:value-type="float">
            <text:p>-903.6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32]-[.F532]-[.G532]" office:value-type="float" office:value="-3.40202231999996" calcext:value-type="float">
            <text:p>-3.4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Metal</text:p>
          </table:table-cell>
          <table:table-cell office:value-type="float" office:value="-902.67995697" calcext:value-type="float">
            <text:p>-902.6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33]-[.F533]-[.G533]" office:value-type="float" office:value="-2.42152744000003" calcext:value-type="float">
            <text:p>-2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Hole</text:p>
          </table:table-cell>
          <table:table-cell office:value-type="float" office:value="-902.00461728" calcext:value-type="float">
            <text:p>-902.0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34]-[.F534]-[.G534]" office:value-type="float" office:value="-1.74618775000005" calcext:value-type="float">
            <text:p>-1.7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Hole</text:p>
          </table:table-cell>
          <table:table-cell office:value-type="float" office:value="-901.59727054" calcext:value-type="float">
            <text:p>-901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35]-[.F535]-[.G535]" office:value-type="float" office:value="-1.33884100999995" calcext:value-type="float">
            <text:p>-1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Hole</text:p>
          </table:table-cell>
          <table:table-cell office:value-type="float" office:value="-900.8919994" calcext:value-type="float">
            <text:p>-900.8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36]-[.F536]-[.G536]" office:value-type="float" office:value="-0.633569870000031" calcext:value-type="float">
            <text:p>-0.6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Oxygen</text:p>
          </table:table-cell>
          <table:table-cell office:value-type="float" office:value="-900.6130505" calcext:value-type="float">
            <text:p>-900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37]-[.F537]-[.G537]" office:value-type="float" office:value="-0.354620969999985" calcext:value-type="float">
            <text:p>-0.3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Oxygen</text:p>
          </table:table-cell>
          <table:table-cell office:value-type="float" office:value="-902.66503081" calcext:value-type="float">
            <text:p>-902.6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38]-[.F538]-[.G538]" office:value-type="float" office:value="-2.40660127999996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Oxygen</text:p>
          </table:table-cell>
          <table:table-cell office:value-type="float" office:value="-901.54377466" calcext:value-type="float">
            <text:p>-901.5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39]-[.F539]-[.G539]" office:value-type="float" office:value="-1.28534513000005" calcext:value-type="float">
            <text:p>-1.2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2.59606138" calcext:value-type="float">
            <text:p>-902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40]-[.F540]-[.G540]" office:value-type="float" office:value="-2.33763185000004" calcext:value-type="float">
            <text:p>-2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02.66350745" calcext:value-type="float">
            <text:p>-902.6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41]-[.F541]-[.G541]" office:value-type="float" office:value="-2.40507792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</text:p>
          </table:table-cell>
          <table:table-cell office:value-type="float" office:value="-898.08091362" calcext:value-type="float">
            <text:p>-898.0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42]-[.F542]-[.G542]" office:value-type="float" office:value="-1.94632764000005" calcext:value-type="float">
            <text:p>-1.9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</text:p>
          </table:table-cell>
          <table:table-cell office:value-type="float" office:value="-899.60685773" calcext:value-type="float">
            <text:p>-899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43]-[.F543]-[.G543]" office:value-type="float" office:value="-3.47227175" calcext:value-type="float">
            <text:p>-3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</text:p>
          </table:table-cell>
          <table:table-cell office:value-type="float" office:value="-898.00275089" calcext:value-type="float">
            <text:p>-898.0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44]-[.F544]-[.G544]" office:value-type="float" office:value="-1.86816491000002" calcext:value-type="float">
            <text:p>-1.8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99.60415653" calcext:value-type="float">
            <text:p>-899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45]-[.F545]-[.G545]" office:value-type="float" office:value="-3.46957054999996" calcext:value-type="float">
            <text:p>-3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Oxygen</text:p>
          </table:table-cell>
          <table:table-cell office:value-type="float" office:value="-899.57064811" calcext:value-type="float">
            <text:p>-899.5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46]-[.F546]-[.G546]" office:value-type="float" office:value="-3.43606212999998" calcext:value-type="float">
            <text:p>-3.4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Oxygen</text:p>
          </table:table-cell>
          <table:table-cell office:value-type="float" office:value="-896.62367432" calcext:value-type="float">
            <text:p>-896.6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47]-[.F547]-[.G547]" office:value-type="float" office:value="-0.489088339999967" calcext:value-type="float">
            <text:p>-0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Oxygen Bridge</text:p>
          </table:table-cell>
          <table:table-cell office:value-type="float" office:value="-899.59735921" calcext:value-type="float">
            <text:p>-899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48]-[.F548]-[.G548]" office:value-type="float" office:value="-3.46277323000004" calcext:value-type="float">
            <text:p>-3.4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Oxygen Bridge</text:p>
          </table:table-cell>
          <table:table-cell office:value-type="float" office:value="-899.60377539" calcext:value-type="float">
            <text:p>-899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49]-[.F549]-[.G549]" office:value-type="float" office:value="-3.46918941000001" calcext:value-type="float">
            <text:p>-3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 Bridge</text:p>
          </table:table-cell>
          <table:table-cell office:value-type="float" office:value="-899.60646974" calcext:value-type="float">
            <text:p>-899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50]-[.F550]-[.G550]" office:value-type="float" office:value="-3.47188375999997" calcext:value-type="float">
            <text:p>-3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 Bridge</text:p>
          </table:table-cell>
          <table:table-cell office:value-type="float" office:value="-899.50181146" calcext:value-type="float">
            <text:p>-899.5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51]-[.F551]-[.G551]" office:value-type="float" office:value="-3.36722548" calcext:value-type="float">
            <text:p>-3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</text:p>
          </table:table-cell>
          <table:table-cell office:value-type="float" office:value="-890.67361359" calcext:value-type="float">
            <text:p>-890.6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52]-[.F552]-[.G552]" office:value-type="float" office:value="-0.630262709999947" calcext:value-type="float">
            <text:p>-0.6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</text:p>
          </table:table-cell>
          <table:table-cell office:value-type="float" office:value="-892.41365869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53]-[.F553]-[.G553]" office:value-type="float" office:value="-2.37030781000004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</text:p>
          </table:table-cell>
          <table:table-cell office:value-type="float" office:value="-892.41029229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54]-[.F554]-[.G554]" office:value-type="float" office:value="-2.36694141000003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Hole</text:p>
          </table:table-cell>
          <table:table-cell office:value-type="float" office:value="-892.40681894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55]-[.F555]-[.G555]" office:value-type="float" office:value="-2.36346806" calcext:value-type="float">
            <text:p>-2.3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Hole</text:p>
          </table:table-cell>
          <table:table-cell office:value-type="float" office:value="-892.41404883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56]-[.F556]-[.G556]" office:value-type="float" office:value="-2.37069794999996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Hole</text:p>
          </table:table-cell>
          <table:table-cell office:value-type="float" office:value="-892.41118509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57]-[.F557]-[.G557]" office:value-type="float" office:value="-2.36783421000001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Oxygen</text:p>
          </table:table-cell>
          <table:table-cell office:value-type="float" office:value="-890.64794369" calcext:value-type="float">
            <text:p>-890.6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58]-[.F558]-[.G558]" office:value-type="float" office:value="-0.604592810000035" calcext:value-type="float">
            <text:p>-0.6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Oxygen</text:p>
          </table:table-cell>
          <table:table-cell office:value-type="float" office:value="-892.41332285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59]-[.F559]-[.G559]" office:value-type="float" office:value="-2.36997196999999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Oxygen</text:p>
          </table:table-cell>
          <table:table-cell office:value-type="float" office:value="-889.26721782" calcext:value-type="float">
            <text:p>-889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60]-[.F560]-[.G560]" office:value-type="float" office:value="0.776133059999957" calcext:value-type="float">
            <text:p>0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Oxygen Bridge</text:p>
          </table:table-cell>
          <table:table-cell office:value-type="float" office:value="-890.64924466" calcext:value-type="float">
            <text:p>-890.6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61]-[.F561]-[.G561]" office:value-type="float" office:value="-0.605893780000024" calcext:value-type="float">
            <text:p>-0.6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 Bridge</text:p>
          </table:table-cell>
          <table:table-cell office:value-type="float" office:value="-890.61421869" calcext:value-type="float">
            <text:p>-890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62]-[.F562]-[.G562]" office:value-type="float" office:value="-0.570867810000031" calcext:value-type="float">
            <text:p>-0.5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 Bridge</text:p>
          </table:table-cell>
          <table:table-cell office:value-type="float" office:value="-892.41090593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63]-[.F563]-[.G563]" office:value-type="float" office:value="-2.36755505000001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</text:p>
          </table:table-cell>
          <table:table-cell office:value-type="float" office:value="-908.27916384" calcext:value-type="float">
            <text:p>-908.2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64]-[.F564]-[.G564]" office:value-type="float" office:value="-2.69183203000003" calcext:value-type="float">
            <text:p>-2.6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</text:p>
          </table:table-cell>
          <table:table-cell office:value-type="float" office:value="-908.25929555" calcext:value-type="float">
            <text:p>-908.2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65]-[.F565]-[.G565]" office:value-type="float" office:value="-2.67196374000005" calcext:value-type="float">
            <text:p>-2.6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</text:p>
          </table:table-cell>
          <table:table-cell office:value-type="float" office:value="-907.70259168" calcext:value-type="float">
            <text:p>-907.7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66]-[.F566]-[.G566]" office:value-type="float" office:value="-2.11525986999996" calcext:value-type="float">
            <text:p>-2.1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Hole</text:p>
          </table:table-cell>
          <table:table-cell office:value-type="float" office:value="-908.27784702" calcext:value-type="float">
            <text:p>-908.2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67]-[.F567]-[.G567]" office:value-type="float" office:value="-2.69051520999997" calcext:value-type="float">
            <text:p>-2.6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Hole</text:p>
          </table:table-cell>
          <table:table-cell office:value-type="float" office:value="-908.27935497" calcext:value-type="float">
            <text:p>-908.2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68]-[.F568]-[.G568]" office:value-type="float" office:value="-2.69202315999999" calcext:value-type="float">
            <text:p>-2.6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Oxygen</text:p>
          </table:table-cell>
          <table:table-cell office:value-type="float" office:value="-908.25601841" calcext:value-type="float">
            <text:p>-908.2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69]-[.F569]-[.G569]" office:value-type="float" office:value="-2.66868660000003" calcext:value-type="float">
            <text:p>-2.6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Oxygen</text:p>
          </table:table-cell>
          <table:table-cell office:value-type="float" office:value="-906.11000264" calcext:value-type="float">
            <text:p>-906.1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70]-[.F570]-[.G570]" office:value-type="float" office:value="-0.522670829999953" calcext:value-type="float">
            <text:p>-0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Oxygen</text:p>
          </table:table-cell>
          <table:table-cell office:value-type="float" office:value="-909.31242244" calcext:value-type="float">
            <text:p>-909.3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71]-[.F571]-[.G571]" office:value-type="float" office:value="-3.72509062999998" calcext:value-type="float">
            <text:p>-3.7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6.01036058" calcext:value-type="float">
            <text:p>-906.0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72]-[.F572]-[.G572]" office:value-type="float" office:value="-0.423028770000002" calcext:value-type="float">
            <text:p>-0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 Bridge</text:p>
          </table:table-cell>
          <table:table-cell office:value-type="float" office:value="-907.72090728" calcext:value-type="float">
            <text:p>-907.7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73]-[.F573]-[.G573]" office:value-type="float" office:value="-2.13357547000001" calcext:value-type="float">
            <text:p>-2.1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 Bridge</text:p>
          </table:table-cell>
          <table:table-cell office:value-type="float" office:value="-907.52518786" calcext:value-type="float">
            <text:p>-907.5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74]-[.F574]-[.G574]" office:value-type="float" office:value="-1.93785604999997" calcext:value-type="float">
            <text:p>-1.9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Metal</text:p>
          </table:table-cell>
          <table:table-cell office:value-type="float" office:value="-889.76850601" calcext:value-type="float">
            <text:p>-889.7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575]-[.F575]-[.G575]" office:value-type="float" office:value="-3.16768853000001" calcext:value-type="float">
            <text:p>-3.1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Metal</text:p>
          </table:table-cell>
          <table:table-cell office:value-type="float" office:value="-889.38279638" calcext:value-type="float">
            <text:p>-889.3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576]-[.F576]-[.G576]" office:value-type="float" office:value="-2.78197889999995" calcext:value-type="float">
            <text:p>-2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Metal</text:p>
          </table:table-cell>
          <table:table-cell office:value-type="float" office:value="-889.76919358" calcext:value-type="float">
            <text:p>-889.7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577]-[.F577]-[.G577]" office:value-type="float" office:value="-3.16837609999998" calcext:value-type="float">
            <text:p>-3.1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Hole</text:p>
          </table:table-cell>
          <table:table-cell office:value-type="float" office:value="-889.7668408" calcext:value-type="float">
            <text:p>-889.7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578]-[.F578]-[.G578]" office:value-type="float" office:value="-3.16602331999996" calcext:value-type="float">
            <text:p>-3.1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Hole</text:p>
          </table:table-cell>
          <table:table-cell office:value-type="float" office:value="-889.37820886" calcext:value-type="float">
            <text:p>-889.3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579]-[.F579]-[.G579]" office:value-type="float" office:value="-2.77739137999998" calcext:value-type="float">
            <text:p>-2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6.86620726" calcext:value-type="float">
            <text:p>-886.8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580]-[.F580]-[.G580]" office:value-type="float" office:value="-0.265389780000014" calcext:value-type="float">
            <text:p>-0.2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7.0381109" calcext:value-type="float">
            <text:p>-887.0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581]-[.F581]-[.G581]" office:value-type="float" office:value="-0.437293419999996" calcext:value-type="float">
            <text:p>-0.4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Metal Bridge</text:p>
          </table:table-cell>
          <table:table-cell office:value-type="float" office:value="-888.09202596" calcext:value-type="float">
            <text:p>-888.0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582]-[.F582]-[.G582]" office:value-type="float" office:value="-1.49120848" calcext:value-type="float">
            <text:p>-1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Metal Bridge</text:p>
          </table:table-cell>
          <table:table-cell office:value-type="float" office:value="-889.65679472" calcext:value-type="float">
            <text:p>-889.66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583]-[.F583]-[.G583]" office:value-type="float" office:value="-3.05597724" calcext:value-type="float">
            <text:p>-3.0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</text:p>
          </table:table-cell>
          <table:table-cell office:value-type="float" office:value="-896.8362648" calcext:value-type="float">
            <text:p>-896.8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584]-[.F584]-[.G584]" office:value-type="float" office:value="-3.20801434999998" calcext:value-type="float">
            <text:p>-3.2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</text:p>
          </table:table-cell>
          <table:table-cell office:value-type="float" office:value="-897.9982321" calcext:value-type="float">
            <text:p>-898.00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585]-[.F585]-[.G585]" office:value-type="float" office:value="-4.36998165" calcext:value-type="float">
            <text:p>-4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</text:p>
          </table:table-cell>
          <table:table-cell office:value-type="float" office:value="-896.59520673" calcext:value-type="float">
            <text:p>-896.60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586]-[.F586]-[.G586]" office:value-type="float" office:value="-2.96695627999998" calcext:value-type="float">
            <text:p>-2.9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95.71871294" calcext:value-type="float">
            <text:p>-895.72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587]-[.F587]-[.G587]" office:value-type="float" office:value="-2.09046249000005" calcext:value-type="float">
            <text:p>-2.0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6.60075266" calcext:value-type="float">
            <text:p>-896.60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588]-[.F588]-[.G588]" office:value-type="float" office:value="-2.97250221000002" calcext:value-type="float">
            <text:p>-2.9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6.84411639" calcext:value-type="float">
            <text:p>-896.8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589]-[.F589]-[.G589]" office:value-type="float" office:value="-3.21586593999996" calcext:value-type="float">
            <text:p>-3.2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 Bridge</text:p>
          </table:table-cell>
          <table:table-cell office:value-type="float" office:value="-896.8653023" calcext:value-type="float">
            <text:p>-896.8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590]-[.F590]-[.G590]" office:value-type="float" office:value="-3.23705185000006" calcext:value-type="float">
            <text:p>-3.2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 Bridge</text:p>
          </table:table-cell>
          <table:table-cell office:value-type="float" office:value="-897.99600336" calcext:value-type="float">
            <text:p>-898.00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591]-[.F591]-[.G591]" office:value-type="float" office:value="-4.36775291000004" calcext:value-type="float">
            <text:p>-4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Metal</text:p>
          </table:table-cell>
          <table:table-cell office:value-type="float" office:value="-912.82801726" calcext:value-type="float">
            <text:p>-912.8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592]-[.F592]-[.G592]" office:value-type="float" office:value="-2.44884766000003" calcext:value-type="float">
            <text:p>-2.4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Metal</text:p>
          </table:table-cell>
          <table:table-cell office:value-type="float" office:value="-913.66607481" calcext:value-type="float">
            <text:p>-913.6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593]-[.F593]-[.G593]" office:value-type="float" office:value="-3.28690521000006" calcext:value-type="float">
            <text:p>-3.2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Metal</text:p>
          </table:table-cell>
          <table:table-cell office:value-type="float" office:value="-913.45502687" calcext:value-type="float">
            <text:p>-913.46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594]-[.F594]-[.G594]" office:value-type="float" office:value="-3.07585726999999" calcext:value-type="float">
            <text:p>-3.0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Hole</text:p>
          </table:table-cell>
          <table:table-cell office:value-type="float" office:value="-913.38530014" calcext:value-type="float">
            <text:p>-913.3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595]-[.F595]-[.G595]" office:value-type="float" office:value="-3.00613054000003" calcext:value-type="float">
            <text:p>-3.0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Hole</text:p>
          </table:table-cell>
          <table:table-cell office:value-type="float" office:value="-912.79039195" calcext:value-type="float">
            <text:p>-912.7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596]-[.F596]-[.G596]" office:value-type="float" office:value="-2.41122234999996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Hole</text:p>
          </table:table-cell>
          <table:table-cell office:value-type="float" office:value="-912.83744791" calcext:value-type="float">
            <text:p>-912.8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597]-[.F597]-[.G597]" office:value-type="float" office:value="-2.45827831000004" calcext:value-type="float">
            <text:p>-2.4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Oxygen</text:p>
          </table:table-cell>
          <table:table-cell office:value-type="float" office:value="-910.82365305" calcext:value-type="float">
            <text:p>-910.82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598]-[.F598]-[.G598]" office:value-type="float" office:value="-0.444483449999964" calcext:value-type="float">
            <text:p>-0.4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Oxygen</text:p>
          </table:table-cell>
          <table:table-cell office:value-type="float" office:value="-913.37802766" calcext:value-type="float">
            <text:p>-913.3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599]-[.F599]-[.G599]" office:value-type="float" office:value="-2.99885806000005" calcext:value-type="float">
            <text:p>-3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Oxygen Bridge</text:p>
          </table:table-cell>
          <table:table-cell office:value-type="float" office:value="-910.44015197" calcext:value-type="float">
            <text:p>-910.4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600]-[.F600]-[.G600]" office:value-type="float" office:value="-0.0609823699999907" calcext:value-type="float">
            <text:p>-0.0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Oxygen Bridge</text:p>
          </table:table-cell>
          <table:table-cell office:value-type="float" office:value="-910.92830759" calcext:value-type="float">
            <text:p>-910.9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601]-[.F601]-[.G601]" office:value-type="float" office:value="-0.549137990000034" calcext:value-type="float">
            <text:p>-0.5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14.83711834" calcext:value-type="float">
            <text:p>-914.8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602]-[.F602]-[.G602]" office:value-type="float" office:value="-4.45794873999996" calcext:value-type="float">
            <text:p>-4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9" number:min-decimal-places="9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0:42:44.341301761</meta:creation-date>
    <dc:date>2025-03-26T12:10:10.032286054</dc:date>
    <meta:editing-duration>PT15M21S</meta:editing-duration>
    <meta:editing-cycles>9</meta:editing-cycles>
    <meta:generator>LibreOffice/7.3.7.2$Linux_X86_64 LibreOffice_project/30$Build-2</meta:generator>
    <meta:document-statistic meta:table-count="1" meta:cell-count="4816" meta:object-count="0"/>
  </office:meta>
</office:document-meta>
</file>